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9ae" officeooo:paragraph-rsid="001819ae"/>
    </style:style>
    <style:style style:name="P2" style:family="paragraph" style:parent-style-name="Standard">
      <style:text-properties fo:font-style="italic" fo:font-weight="bold" officeooo:rsid="001819ae" officeooo:paragraph-rsid="001819ae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rsid="001819ae" officeooo:paragraph-rsid="001923d9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fo:font-weight="bold" officeooo:rsid="001819ae" officeooo:paragraph-rsid="001923d9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1923d9" officeooo:paragraph-rsid="001923d9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1a327a" officeooo:paragraph-rsid="001a327a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1b8088" officeooo:paragraph-rsid="001b8088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1d795e" officeooo:paragraph-rsid="001d795e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1f623c" officeooo:paragraph-rsid="001f623c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2285df" officeooo:paragraph-rsid="002285df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22e47b" officeooo:paragraph-rsid="0022e47b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break-before="page"/>
      <style:text-properties fo:font-size="14pt" fo:font-style="italic" fo:font-weight="bold" officeooo:rsid="001819ae" officeooo:paragraph-rsid="001819ae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Footnote">
      <style:text-properties officeooo:paragraph-rsid="002285df"/>
    </style:style>
    <style:style style:name="P14" style:family="paragraph" style:parent-style-name="Standard">
      <style:text-properties fo:font-style="normal" fo:font-weight="normal" officeooo:rsid="001819ae" officeooo:paragraph-rsid="001819a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819ae" officeooo:paragraph-rsid="001923d9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923d9" officeooo:paragraph-rsid="001923d9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a327a" officeooo:paragraph-rsid="001923d9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a327a" officeooo:paragraph-rsid="001a327a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b8088" officeooo:paragraph-rsid="001b8088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f623c" officeooo:paragraph-rsid="001d795e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f623c" officeooo:paragraph-rsid="001f623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285df" officeooo:paragraph-rsid="002285df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2e47b" officeooo:paragraph-rsid="0022e47b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5382f9" officeooo:paragraph-rsid="005382f9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5382f9" officeooo:paragraph-rsid="0053e8d4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bold" officeooo:rsid="002285df" officeooo:paragraph-rsid="003e41b7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22e47b" officeooo:paragraph-rsid="003e41b7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473a75" officeooo:paragraph-rsid="00473a75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524131" officeooo:paragraph-rsid="00524131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524131" officeooo:paragraph-rsid="005382f9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fo:font-weight="bold" officeooo:rsid="00524131" officeooo:paragraph-rsid="00568668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fo:font-weight="bold" officeooo:rsid="00524131" officeooo:paragraph-rsid="005b78f8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fo:font-weight="bold" officeooo:rsid="00524131" officeooo:paragraph-rsid="005da60a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fo:font-weight="bold" officeooo:rsid="0055e6b3" officeooo:paragraph-rsid="0055e6b3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fo:font-weight="bold" officeooo:rsid="0057b0aa" officeooo:paragraph-rsid="0057b0aa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style="italic" fo:font-weight="normal" officeooo:rsid="001819ae" officeooo:paragraph-rsid="001819ae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style="italic" fo:font-weight="normal" officeooo:rsid="001819ae" officeooo:paragraph-rsid="003e41b7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style="italic" fo:font-weight="normal" officeooo:rsid="001923d9" officeooo:paragraph-rsid="001923d9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font-style="italic" fo:font-weight="normal" officeooo:rsid="002285df" officeooo:paragraph-rsid="001819ae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style="italic" style:text-underline-style="none" fo:font-weight="bold" officeooo:rsid="001819ae" officeooo:paragraph-rsid="001819ae" style:font-style-asian="italic" style:font-weight-asian="bold" style:font-style-complex="italic" style:font-weight-complex="bold"/>
    </style:style>
    <style:style style:name="P41" style:family="paragraph" style:parent-style-name="Standard">
      <style:text-properties fo:font-style="italic" fo:font-weight="bold" officeooo:rsid="001819ae" officeooo:paragraph-rsid="003e41b7" style:font-style-asian="italic" style:font-weight-asian="bold" style:font-style-complex="italic" style:font-weight-complex="bold"/>
    </style:style>
    <style:style style:name="P42" style:family="paragraph" style:parent-style-name="Standard">
      <style:text-properties fo:font-style="italic" fo:font-weight="bold" officeooo:rsid="00473a75" officeooo:paragraph-rsid="00473a75" style:font-style-asian="italic" style:font-weight-asian="bold" style:font-style-complex="italic" style:font-weight-complex="bold"/>
    </style:style>
    <style:style style:name="P43" style:family="paragraph" style:parent-style-name="Standard">
      <style:text-properties fo:font-style="italic" fo:font-weight="bold" officeooo:rsid="00524131" officeooo:paragraph-rsid="00524131" style:font-style-asian="italic" style:font-weight-asian="bold" style:font-style-complex="italic" style:font-weight-complex="bold"/>
    </style:style>
    <style:style style:name="P44" style:family="paragraph" style:parent-style-name="Standard">
      <style:text-properties fo:font-style="italic" fo:font-weight="bold" officeooo:rsid="005382f9" officeooo:paragraph-rsid="005382f9" style:font-style-asian="italic" style:font-weight-asian="bold" style:font-style-complex="italic" style:font-weight-complex="bold"/>
    </style:style>
    <style:style style:name="P45" style:family="paragraph" style:parent-style-name="Standard">
      <style:text-properties fo:font-style="italic" fo:font-weight="bold" officeooo:rsid="0053e8d4" officeooo:paragraph-rsid="0053e8d4" style:font-style-asian="italic" style:font-weight-asian="bold" style:font-style-complex="italic" style:font-weight-complex="bold"/>
    </style:style>
    <style:style style:name="P46" style:family="paragraph" style:parent-style-name="Standard">
      <style:text-properties fo:font-style="italic" fo:font-weight="bold" officeooo:rsid="0057b0aa" officeooo:paragraph-rsid="0057b0aa" style:font-style-asian="italic" style:font-weight-asian="bold" style:font-style-complex="italic" style:font-weight-complex="bold"/>
    </style:style>
    <style:style style:name="P47" style:family="paragraph" style:parent-style-name="Standard">
      <style:text-properties style:text-position="0% 100%" fo:font-style="normal" fo:font-weight="normal" officeooo:rsid="0022e47b" officeooo:paragraph-rsid="002285df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text-position="0% 100%" fo:font-style="normal" fo:font-weight="normal" officeooo:rsid="0022e47b" officeooo:paragraph-rsid="0022e47b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text-position="0% 100%" fo:font-style="normal" fo:font-weight="normal" officeooo:rsid="0022e47b" officeooo:paragraph-rsid="003e41b7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ize="14pt" fo:font-style="italic" fo:font-weight="bold" officeooo:rsid="0024de2a" officeooo:paragraph-rsid="0024de2a" style:font-size-asian="12.25pt" style:font-style-asian="italic" style:font-weight-asian="bold" style:font-size-complex="14pt" style:font-style-complex="italic" style:font-weight-complex="bold"/>
    </style:style>
    <style:style style:name="P51" style:family="paragraph" style:parent-style-name="Standard">
      <style:text-properties fo:font-size="14pt" fo:font-style="italic" fo:font-weight="bold" officeooo:rsid="002630cb" officeooo:paragraph-rsid="002630cb" style:font-size-asian="12.25pt" style:font-style-asian="italic" style:font-weight-asian="bold" style:font-size-complex="14pt" style:font-style-complex="italic" style:font-weight-complex="bold"/>
    </style:style>
    <style:style style:name="P52" style:family="paragraph" style:parent-style-name="Standard">
      <style:text-properties fo:font-size="14pt" fo:font-style="italic" fo:font-weight="bold" officeooo:rsid="002630cb" officeooo:paragraph-rsid="0030914b" style:font-size-asian="12.25pt" style:font-style-asian="italic" style:font-weight-asian="bold" style:font-size-complex="14pt" style:font-style-complex="italic" style:font-weight-complex="bold"/>
    </style:style>
    <style:style style:name="P53" style:family="paragraph" style:parent-style-name="Standard">
      <style:text-properties fo:font-size="14pt" fo:font-style="italic" fo:font-weight="bold" officeooo:rsid="002630cb" officeooo:paragraph-rsid="004e2439" style:font-size-asian="12.25pt" style:font-style-asian="italic" style:font-weight-asian="bold" style:font-size-complex="14pt" style:font-style-complex="italic" style:font-weight-complex="bold"/>
    </style:style>
    <style:style style:name="P54" style:family="paragraph" style:parent-style-name="Standard">
      <style:text-properties fo:font-size="14pt" fo:font-style="italic" fo:font-weight="bold" officeooo:rsid="002760a5" officeooo:paragraph-rsid="002760a5" style:font-size-asian="12.25pt" style:font-style-asian="italic" style:font-weight-asian="bold" style:font-size-complex="14pt" style:font-style-complex="italic" style:font-weight-complex="bold"/>
    </style:style>
    <style:style style:name="P55" style:family="paragraph" style:parent-style-name="Standard">
      <style:text-properties fo:font-size="14pt" fo:font-style="italic" fo:font-weight="bold" officeooo:rsid="002dcd40" officeooo:paragraph-rsid="002dcd40" style:font-size-asian="12.25pt" style:font-style-asian="italic" style:font-weight-asian="bold" style:font-size-complex="14pt" style:font-style-complex="italic" style:font-weight-complex="bold"/>
    </style:style>
    <style:style style:name="P56" style:family="paragraph" style:parent-style-name="Standard">
      <style:text-properties fo:font-size="14pt" fo:font-style="italic" fo:font-weight="bold" officeooo:rsid="0030914b" officeooo:paragraph-rsid="0030914b" style:font-size-asian="12.25pt" style:font-style-asian="italic" style:font-weight-asian="bold" style:font-size-complex="14pt" style:font-style-complex="italic" style:font-weight-complex="bold"/>
    </style:style>
    <style:style style:name="P57" style:family="paragraph" style:parent-style-name="Standard">
      <style:text-properties fo:font-size="14pt" fo:font-style="italic" fo:font-weight="bold" officeooo:rsid="00506469" officeooo:paragraph-rsid="00506469" style:font-size-asian="12.25pt" style:font-style-asian="italic" style:font-weight-asian="bold" style:font-size-complex="14pt" style:font-style-complex="italic" style:font-weight-complex="bold"/>
    </style:style>
    <style:style style:name="P58" style:family="paragraph" style:parent-style-name="Standard">
      <style:text-properties fo:font-size="14pt" fo:font-style="normal" fo:font-weight="bold" officeooo:rsid="002630cb" officeooo:paragraph-rsid="002630cb" style:font-size-asian="12.25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text-properties fo:font-size="14pt" fo:font-style="normal" fo:font-weight="bold" officeooo:rsid="002760a5" officeooo:paragraph-rsid="002760a5" style:font-size-asian="12.25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fo:font-size="14pt" fo:font-style="normal" fo:font-weight="bold" officeooo:rsid="002e29fa" officeooo:paragraph-rsid="002e29fa" style:font-size-asian="12.25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text-properties officeooo:paragraph-rsid="0024de2a"/>
    </style:style>
    <style:style style:name="P62" style:family="paragraph" style:parent-style-name="Standard">
      <style:text-properties fo:font-size="12pt" fo:font-style="italic" fo:font-weight="bold" officeooo:rsid="0030914b" officeooo:paragraph-rsid="0030914b" style:font-size-asian="10.5pt" style:font-style-asian="italic" style:font-weight-asian="bold" style:font-size-complex="12pt" style:font-style-complex="italic" style:font-weight-complex="bold"/>
    </style:style>
    <style:style style:name="P63" style:family="paragraph" style:parent-style-name="Standard">
      <style:text-properties fo:font-size="12pt" fo:font-style="italic" fo:font-weight="bold" officeooo:rsid="00327402" officeooo:paragraph-rsid="00327402" style:font-size-asian="10.5pt" style:font-style-asian="italic" style:font-weight-asian="bold" style:font-size-complex="12pt" style:font-style-complex="italic" style:font-weight-complex="bold"/>
    </style:style>
    <style:style style:name="P64" style:family="paragraph" style:parent-style-name="Standard">
      <style:text-properties fo:font-size="12pt" fo:font-style="italic" fo:font-weight="bold" officeooo:rsid="004a0dde" officeooo:paragraph-rsid="004a0dde" style:font-size-asian="10.5pt" style:font-style-asian="italic" style:font-weight-asian="bold" style:font-size-complex="12pt" style:font-style-complex="italic" style:font-weight-complex="bold"/>
    </style:style>
    <style:style style:name="P65" style:family="paragraph" style:parent-style-name="Standard">
      <style:text-properties fo:font-size="12pt" fo:font-style="italic" fo:font-weight="bold" officeooo:rsid="004bac20" officeooo:paragraph-rsid="004bac20" style:font-size-asian="10.5pt" style:font-style-asian="italic" style:font-weight-asian="bold" style:font-size-complex="12pt" style:font-style-complex="italic" style:font-weight-complex="bold"/>
    </style:style>
    <style:style style:name="P66" style:family="paragraph" style:parent-style-name="Standard">
      <style:text-properties fo:font-size="12pt" fo:font-style="italic" fo:font-weight="bold" officeooo:rsid="004c2a1f" officeooo:paragraph-rsid="004c2a1f" style:font-size-asian="10.5pt" style:font-style-asian="italic" style:font-weight-asian="bold" style:font-size-complex="12pt" style:font-style-complex="italic" style:font-weight-complex="bold"/>
    </style:style>
    <style:style style:name="P67" style:family="paragraph" style:parent-style-name="Standard">
      <style:text-properties fo:font-size="12pt" fo:font-style="italic" fo:font-weight="bold" officeooo:rsid="004e2439" officeooo:paragraph-rsid="004e2439" style:font-size-asian="10.5pt" style:font-style-asian="italic" style:font-weight-asian="bold" style:font-size-complex="12pt" style:font-style-complex="italic" style:font-weight-complex="bold"/>
    </style:style>
    <style:style style:name="P68" style:family="paragraph" style:parent-style-name="Standard">
      <style:text-properties fo:font-size="12pt" fo:font-style="italic" fo:font-weight="bold" officeooo:rsid="0059cfb2" officeooo:paragraph-rsid="0059cfb2" style:font-size-asian="10.5pt" style:font-style-asian="italic" style:font-weight-asian="bold" style:font-size-complex="12pt" style:font-style-complex="italic" style:font-weight-complex="bold"/>
    </style:style>
    <style:style style:name="P69" style:family="paragraph" style:parent-style-name="Standard">
      <style:text-properties fo:font-size="12pt" fo:font-style="italic" fo:font-weight="bold" officeooo:rsid="005c9171" officeooo:paragraph-rsid="005c9171" style:font-size-asian="10.5pt" style:font-style-asian="italic" style:font-weight-asian="bold" style:font-size-complex="12pt" style:font-style-complex="italic" style:font-weight-complex="bold"/>
    </style:style>
    <style:style style:name="P70" style:family="paragraph" style:parent-style-name="Standard">
      <style:text-properties fo:font-size="12pt" fo:font-style="normal" fo:font-weight="bold" officeooo:rsid="0030914b" officeooo:paragraph-rsid="0030914b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text-properties fo:font-size="12pt" fo:font-style="normal" fo:font-weight="bold" officeooo:rsid="0030914b" officeooo:paragraph-rsid="00327402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text-properties fo:font-size="12pt" fo:font-style="normal" fo:font-weight="bold" officeooo:rsid="0030914b" officeooo:paragraph-rsid="00464562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text-properties fo:font-size="12pt" fo:font-style="normal" fo:font-weight="bold" officeooo:rsid="0030914b" officeooo:paragraph-rsid="00473a75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text-properties fo:font-size="12pt" fo:font-style="normal" fo:font-weight="bold" officeooo:rsid="0030914b" officeooo:paragraph-rsid="0047bfcb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text-properties fo:font-size="12pt" fo:font-style="normal" fo:font-weight="bold" officeooo:rsid="0030914b" officeooo:paragraph-rsid="0048c307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text-properties fo:font-size="12pt" fo:font-style="normal" fo:font-weight="bold" officeooo:rsid="0030914b" officeooo:paragraph-rsid="004bac20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text-properties fo:font-size="12pt" fo:font-style="normal" fo:font-weight="bold" officeooo:rsid="0030914b" officeooo:paragraph-rsid="004c2a1f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text-properties fo:font-size="12pt" fo:font-style="normal" fo:font-weight="bold" officeooo:rsid="0030914b" officeooo:paragraph-rsid="00587a91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text-properties fo:font-size="12pt" fo:font-style="normal" fo:font-weight="bold" officeooo:rsid="00327402" officeooo:paragraph-rsid="00327402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text-properties fo:font-size="12pt" fo:font-style="normal" fo:font-weight="bold" officeooo:rsid="004bac20" officeooo:paragraph-rsid="004bac20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text-properties fo:font-size="12pt" fo:font-style="normal" fo:font-weight="bold" officeooo:rsid="00524131" officeooo:paragraph-rsid="005b78f8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text-properties fo:font-size="12pt" fo:font-style="normal" fo:font-weight="bold" officeooo:rsid="00524131" officeooo:paragraph-rsid="005da60a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text-properties fo:font-size="12pt" fo:font-style="normal" fo:font-weight="normal" officeooo:rsid="0030914b" officeooo:paragraph-rsid="0030914b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text-properties officeooo:paragraph-rsid="00506469"/>
    </style:style>
    <style:style style:name="P85" style:family="paragraph" style:parent-style-name="Standard">
      <style:text-properties officeooo:rsid="00524131" officeooo:paragraph-rsid="00524131"/>
    </style:style>
    <style:style style:name="P86" style:family="paragraph" style:parent-style-name="Standard">
      <style:paragraph-properties fo:break-before="page"/>
      <style:text-properties fo:font-size="14pt" fo:font-style="italic" fo:font-weight="bold" officeooo:rsid="0024de2a" officeooo:paragraph-rsid="0024de2a" style:font-size-asian="12.25pt" style:font-style-asian="italic" style:font-weight-asian="bold" style:font-size-complex="14pt" style:font-style-complex="italic" style:font-weight-complex="bold"/>
    </style:style>
    <style:style style:name="P87" style:family="paragraph" style:parent-style-name="Standard">
      <style:paragraph-properties fo:break-before="page"/>
      <style:text-properties fo:font-size="14pt" fo:font-style="italic" fo:font-weight="bold" officeooo:rsid="0030914b" officeooo:paragraph-rsid="0030914b" style:font-size-asian="12.25pt" style:font-style-asian="italic" style:font-weight-asian="bold" style:font-size-complex="14pt" style:font-style-complex="italic" style:font-weight-complex="bold"/>
    </style:style>
    <style:style style:name="P88" style:family="paragraph" style:parent-style-name="Standard">
      <style:paragraph-properties fo:break-before="page"/>
      <style:text-properties fo:font-size="14pt" fo:font-style="italic" fo:font-weight="bold" officeooo:rsid="00506469" officeooo:paragraph-rsid="00506469" style:font-size-asian="12.25pt" style:font-style-asian="italic" style:font-weight-asian="bold" style:font-size-complex="14pt" style:font-style-complex="italic" style:font-weight-complex="bold"/>
    </style:style>
    <style:style style:name="P89" style:family="paragraph" style:parent-style-name="Standard">
      <style:paragraph-properties fo:break-before="page"/>
      <style:text-properties fo:font-style="italic" fo:font-weight="bold" officeooo:rsid="0057b0aa" officeooo:paragraph-rsid="0057b0aa" style:font-style-asian="italic" style:font-weight-asian="bold" style:font-style-complex="italic" style:font-weight-complex="bold"/>
    </style:style>
    <style:style style:name="P90" style:family="paragraph" style:parent-style-name="Footnote">
      <style:text-properties officeooo:rsid="00506469" officeooo:paragraph-rsid="0050646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23d9" style:font-weight-asian="normal" style:font-weight-complex="normal"/>
    </style:style>
    <style:style style:name="T3" style:family="text">
      <style:text-properties fo:font-weight="normal" officeooo:rsid="001a327a" style:font-weight-asian="normal" style:font-weight-complex="normal"/>
    </style:style>
    <style:style style:name="T4" style:family="text">
      <style:text-properties fo:font-weight="normal" officeooo:rsid="001bd282" style:font-weight-asian="normal" style:font-weight-complex="normal"/>
    </style:style>
    <style:style style:name="T5" style:family="text">
      <style:text-properties fo:font-weight="normal" officeooo:rsid="001d795e" style:font-weight-asian="normal" style:font-weight-complex="normal"/>
    </style:style>
    <style:style style:name="T6" style:family="text">
      <style:text-properties fo:font-weight="normal" officeooo:rsid="001f623c" style:font-weight-asian="normal" style:font-weight-complex="normal"/>
    </style:style>
    <style:style style:name="T7" style:family="text">
      <style:text-properties fo:font-weight="normal" officeooo:rsid="001b8088" style:font-weight-asian="normal" style:font-weight-complex="normal"/>
    </style:style>
    <style:style style:name="T8" style:family="text">
      <style:text-properties fo:font-weight="normal" officeooo:rsid="0020b092" style:font-weight-asian="normal" style:font-weight-complex="normal"/>
    </style:style>
    <style:style style:name="T9" style:family="text">
      <style:text-properties fo:font-weight="normal" officeooo:rsid="00212819" style:font-weight-asian="normal" style:font-weight-complex="normal"/>
    </style:style>
    <style:style style:name="T10" style:family="text">
      <style:text-properties fo:font-weight="normal" officeooo:rsid="002208b9" style:font-weight-asian="normal" style:font-weight-complex="normal"/>
    </style:style>
    <style:style style:name="T11" style:family="text">
      <style:text-properties fo:font-weight="normal" officeooo:rsid="002285df" style:font-weight-asian="normal" style:font-weight-complex="normal"/>
    </style:style>
    <style:style style:name="T12" style:family="text">
      <style:text-properties fo:font-weight="normal" officeooo:rsid="00294c49" style:font-weight-asian="normal" style:font-weight-complex="normal"/>
    </style:style>
    <style:style style:name="T13" style:family="text">
      <style:text-properties fo:font-weight="normal" officeooo:rsid="002962a8" style:font-weight-asian="normal" style:font-weight-complex="normal"/>
    </style:style>
    <style:style style:name="T14" style:family="text">
      <style:text-properties fo:font-weight="normal" officeooo:rsid="002a9b16" style:font-weight-asian="normal" style:font-weight-complex="normal"/>
    </style:style>
    <style:style style:name="T15" style:family="text">
      <style:text-properties fo:font-weight="normal" officeooo:rsid="002be69a" style:font-weight-asian="normal" style:font-weight-complex="normal"/>
    </style:style>
    <style:style style:name="T16" style:family="text">
      <style:text-properties fo:font-weight="normal" officeooo:rsid="002d6856" style:font-weight-asian="normal" style:font-weight-complex="normal"/>
    </style:style>
    <style:style style:name="T17" style:family="text">
      <style:text-properties fo:font-weight="normal" officeooo:rsid="003a9f08" style:font-weight-asian="normal" style:font-weight-complex="normal"/>
    </style:style>
    <style:style style:name="T18" style:family="text">
      <style:text-properties fo:font-weight="normal" officeooo:rsid="003c41d0" style:font-weight-asian="normal" style:font-weight-complex="normal"/>
    </style:style>
    <style:style style:name="T19" style:family="text">
      <style:text-properties fo:font-weight="normal" officeooo:rsid="003e41b7" style:font-weight-asian="normal" style:font-weight-complex="normal"/>
    </style:style>
    <style:style style:name="T20" style:family="text">
      <style:text-properties fo:font-weight="normal" officeooo:rsid="00413318" style:font-weight-asian="normal" style:font-weight-complex="normal"/>
    </style:style>
    <style:style style:name="T21" style:family="text">
      <style:text-properties fo:font-weight="normal" officeooo:rsid="00446923" style:font-weight-asian="normal" style:font-weight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923d9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47bfcb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4a0dde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59cfb2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5aad2d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5cb966" style:font-style-asian="normal" style:font-weight-asian="normal" style:font-style-complex="normal" style:font-weight-complex="normal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1923d9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a327a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1f623c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style:text-underline-style="none" fo:font-weight="normal" officeooo:rsid="00467fe9" style:font-style-asian="italic" style:font-weight-asian="normal" style:font-style-complex="italic" style:font-weight-complex="normal"/>
    </style:style>
    <style:style style:name="T36" style:family="text">
      <style:text-properties fo:font-style="italic" style:text-underline-style="none" fo:font-weight="normal" officeooo:rsid="0047bfcb" style:font-style-asian="italic" style:font-weight-asian="normal" style:font-style-complex="italic" style:font-weight-complex="normal"/>
    </style:style>
    <style:style style:name="T37" style:family="text">
      <style:text-properties fo:font-style="italic" style:text-underline-style="none" fo:font-weight="normal" officeooo:rsid="0048c307" style:font-style-asian="italic" style:font-weight-asian="normal" style:font-style-complex="italic" style:font-weight-complex="normal"/>
    </style:style>
    <style:style style:name="T38" style:family="text">
      <style:text-properties fo:font-style="italic" style:text-underline-style="none" fo:font-weight="normal" officeooo:rsid="00587a91" style:font-style-asian="italic" style:font-weight-asian="normal" style:font-style-complex="italic" style:font-weight-complex="normal"/>
    </style:style>
    <style:style style:name="T39" style:family="text">
      <style:text-properties fo:font-style="italic" style:text-underline-style="none" fo:font-weight="normal" officeooo:rsid="005382f9" style:font-style-asian="italic" style:font-weight-asian="normal" style:font-style-complex="italic" style:font-weight-complex="normal"/>
    </style:style>
    <style:style style:name="T40" style:family="text">
      <style:text-properties fo:font-style="italic" style:text-underline-style="none" fo:font-weight="normal" officeooo:rsid="005da60a" style:font-style-asian="italic" style:font-weight-asian="normal" style:font-style-complex="italic" style:font-weight-complex="normal"/>
    </style:style>
    <style:style style:name="T41" style:family="text">
      <style:text-properties fo:font-style="italic" style:text-underline-style="none" officeooo:rsid="0047bfcb" style:font-style-asian="italic" style:font-style-complex="italic"/>
    </style:style>
    <style:style style:name="T42" style:family="text">
      <style:text-properties officeooo:rsid="001a327a"/>
    </style:style>
    <style:style style:name="T43" style:family="text">
      <style:text-properties officeooo:rsid="002285df"/>
    </style:style>
    <style:style style:name="T44" style:family="text">
      <style:text-properties style:text-position="0% 100%"/>
    </style:style>
    <style:style style:name="T45" style:family="text">
      <style:text-properties style:text-position="0% 100%" fo:font-weight="normal" style:font-weight-asian="normal" style:font-weight-complex="normal"/>
    </style:style>
    <style:style style:name="T46" style:family="text">
      <style:text-properties style:text-position="0% 100%" fo:font-weight="normal" officeooo:rsid="0022e47b" style:font-weight-asian="normal" style:font-weight-complex="normal"/>
    </style:style>
    <style:style style:name="T47" style:family="text">
      <style:text-properties style:text-position="0% 100%" fo:font-weight="normal" officeooo:rsid="00294c49" style:font-weight-asian="normal" style:font-weight-complex="normal"/>
    </style:style>
    <style:style style:name="T48" style:family="text">
      <style:text-properties style:text-position="0% 100%" fo:font-weight="normal" officeooo:rsid="003e41b7" style:font-weight-asian="normal" style:font-weight-complex="normal"/>
    </style:style>
    <style:style style:name="T49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style:text-position="0% 100%" fo:font-style="italic" fo:font-weight="normal" officeooo:rsid="00428cd5" style:font-style-asian="italic" style:font-weight-asian="normal" style:font-style-complex="italic" style:font-weight-complex="normal"/>
    </style:style>
    <style:style style:name="T51" style:family="text">
      <style:text-properties style:text-position="0% 100%" style:text-underline-style="none"/>
    </style:style>
    <style:style style:name="T52" style:family="text">
      <style:text-properties style:text-position="0% 100%" style:text-underline-style="none" fo:font-weight="normal" style:font-weight-asian="normal" style:font-weight-complex="normal"/>
    </style:style>
    <style:style style:name="T53" style:family="text">
      <style:text-properties style:text-position="0% 100%" style:text-underline-style="none" officeooo:rsid="00327402"/>
    </style:style>
    <style:style style:name="T54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55" style:family="text">
      <style:text-properties style:text-position="0% 100%" fo:font-size="12pt" style:text-underline-style="none" fo:font-weight="normal" officeooo:rsid="00327402" style:font-size-asian="10.5pt" style:font-weight-asian="normal" style:font-size-complex="12pt" style:font-weight-complex="normal"/>
    </style:style>
    <style:style style:name="T56" style:family="text">
      <style:text-properties style:text-position="0% 100%" fo:font-size="12pt" style:text-underline-style="none" fo:font-weight="normal" officeooo:rsid="0030914b" style:font-size-asian="10.5pt" style:font-weight-asian="normal" style:font-size-complex="12pt" style:font-weight-complex="normal"/>
    </style:style>
    <style:style style:name="T57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58" style:family="text">
      <style:text-properties style:text-underline-style="none"/>
    </style:style>
    <style:style style:name="T59" style:family="text">
      <style:text-properties style:text-underline-style="none" officeooo:rsid="002f1c95"/>
    </style:style>
    <style:style style:name="T60" style:family="text">
      <style:text-properties style:text-underline-style="none" fo:font-weight="normal" style:font-weight-asian="normal" style:font-weight-complex="normal"/>
    </style:style>
    <style:style style:name="T61" style:family="text">
      <style:text-properties style:text-underline-style="none" fo:font-weight="normal" officeooo:rsid="002630cb" style:font-weight-asian="normal" style:font-weight-complex="normal"/>
    </style:style>
    <style:style style:name="T62" style:family="text">
      <style:text-properties style:text-underline-style="none" fo:font-weight="normal" officeooo:rsid="002285df" style:font-weight-asian="normal" style:font-weight-complex="normal"/>
    </style:style>
    <style:style style:name="T63" style:family="text">
      <style:text-properties style:text-underline-style="none" fo:font-weight="normal" officeooo:rsid="00327402" style:font-weight-asian="normal" style:font-weight-complex="normal"/>
    </style:style>
    <style:style style:name="T64" style:family="text">
      <style:text-properties style:text-underline-style="none" fo:font-weight="normal" officeooo:rsid="003436e1" style:font-weight-asian="normal" style:font-weight-complex="normal"/>
    </style:style>
    <style:style style:name="T65" style:family="text">
      <style:text-properties style:text-underline-style="none" fo:font-weight="normal" officeooo:rsid="0035524f" style:font-weight-asian="normal" style:font-weight-complex="normal"/>
    </style:style>
    <style:style style:name="T66" style:family="text">
      <style:text-properties style:text-underline-style="none" fo:font-weight="normal" officeooo:rsid="0036ee0f" style:font-weight-asian="normal" style:font-weight-complex="normal"/>
    </style:style>
    <style:style style:name="T67" style:family="text">
      <style:text-properties style:text-underline-style="none" fo:font-weight="normal" officeooo:rsid="00473a75" style:font-weight-asian="normal" style:font-weight-complex="normal"/>
    </style:style>
    <style:style style:name="T68" style:family="text">
      <style:text-properties style:text-underline-style="none" fo:font-weight="normal" officeooo:rsid="0047bfcb" style:font-weight-asian="normal" style:font-weight-complex="normal"/>
    </style:style>
    <style:style style:name="T69" style:family="text">
      <style:text-properties style:text-underline-style="none" fo:font-weight="normal" officeooo:rsid="0048c307" style:font-weight-asian="normal" style:font-weight-complex="normal"/>
    </style:style>
    <style:style style:name="T70" style:family="text">
      <style:text-properties style:text-underline-style="none" fo:font-weight="normal" officeooo:rsid="004bac20" style:font-weight-asian="normal" style:font-weight-complex="normal"/>
    </style:style>
    <style:style style:name="T71" style:family="text">
      <style:text-properties style:text-underline-style="none" fo:font-weight="normal" officeooo:rsid="004c2a1f" style:font-weight-asian="normal" style:font-weight-complex="normal"/>
    </style:style>
    <style:style style:name="T72" style:family="text">
      <style:text-properties style:text-underline-style="none" fo:font-weight="normal" officeooo:rsid="00587a91" style:font-weight-asian="normal" style:font-weight-complex="normal"/>
    </style:style>
    <style:style style:name="T73" style:family="text">
      <style:text-properties style:text-underline-style="none" fo:font-weight="normal" officeooo:rsid="005aad2d" style:font-weight-asian="normal" style:font-weight-complex="normal"/>
    </style:style>
    <style:style style:name="T74" style:family="text">
      <style:text-properties style:text-underline-style="none" fo:font-weight="normal" officeooo:rsid="005382f9" style:font-weight-asian="normal" style:font-weight-complex="normal"/>
    </style:style>
    <style:style style:name="T75" style:family="text">
      <style:text-properties style:text-underline-style="none" fo:font-weight="normal" officeooo:rsid="005cb966" style:font-weight-asian="normal" style:font-weight-complex="normal"/>
    </style:style>
    <style:style style:name="T76" style:family="text">
      <style:text-properties style:text-underline-style="none" fo:font-weight="normal" officeooo:rsid="005da60a" style:font-weight-asian="normal" style:font-weight-complex="normal"/>
    </style:style>
    <style:style style:name="T77" style:family="text">
      <style:text-properties style:text-underline-style="none" fo:font-weight="normal" officeooo:rsid="005f660e" style:font-weight-asian="normal" style:font-weight-complex="normal"/>
    </style:style>
    <style:style style:name="T78" style:family="text">
      <style:text-properties style:text-underline-style="none" officeooo:rsid="004c2a1f"/>
    </style:style>
    <style:style style:name="T79" style:family="text">
      <style:text-properties style:text-underline-style="none" officeooo:rsid="005382f9"/>
    </style:style>
    <style:style style:name="T80" style:family="text">
      <style:text-properties fo:font-size="12pt" style:font-size-asian="10.5pt" style:font-size-complex="12pt"/>
    </style:style>
    <style:style style:name="T81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fo:font-weight="normal" officeooo:rsid="0024de2a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fo:font-weight="normal" officeooo:rsid="002285df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fo:font-weight="normal" officeooo:rsid="0037f678" style:font-size-asian="10.5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fo:font-weight="normal" officeooo:rsid="00393fed" style:font-size-asian="10.5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fo:font-weight="normal" officeooo:rsid="003a1ad1" style:font-size-asian="10.5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style:text-underline-style="none" fo:font-weight="normal" officeooo:rsid="002677a3" style:font-size-asian="10.5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style:text-underline-style="none" fo:font-weight="normal" officeooo:rsid="002760a5" style:font-size-asian="10.5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style:text-underline-style="none" fo:font-weight="normal" officeooo:rsid="002f1c95" style:font-size-asian="10.5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style:text-underline-style="none" fo:font-weight="normal" officeooo:rsid="0030914b" style:font-size-asian="10.5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style:text-underline-style="none" fo:font-weight="normal" officeooo:rsid="002285df" style:font-size-asian="10.5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style:text-underline-style="none" fo:font-weight="normal" officeooo:rsid="004e2439" style:font-size-asian="10.5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style:text-underline-style="none" fo:font-weight="normal" officeooo:rsid="004f3dfc" style:font-size-asian="10.5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font-style="normal" style:text-underline-style="none" fo:font-weight="normal" officeooo:rsid="00506469" style:font-size-asian="10.5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97" style:family="text">
      <style:text-properties fo:font-size="12pt" fo:font-weight="normal" style:font-size-asian="10.5pt" style:font-weight-asian="normal" style:font-size-complex="12pt" style:font-weight-complex="normal"/>
    </style:style>
    <style:style style:name="T98" style:family="text">
      <style:text-properties fo:font-size="12pt" fo:font-weight="normal" officeooo:rsid="00279885" style:font-size-asian="10.5pt" style:font-weight-asian="normal" style:font-size-complex="12pt" style:font-weight-complex="normal"/>
    </style:style>
    <style:style style:name="T99" style:family="text">
      <style:text-properties fo:font-size="12pt" fo:font-style="italic" style:text-underline-style="none" style:font-size-asian="10.5pt" style:font-style-asian="italic" style:font-size-complex="12pt" style:font-style-complex="italic"/>
    </style:style>
    <style:style style:name="T100" style:family="text">
      <style:text-properties fo:font-size="12pt" fo:font-style="italic" style:text-underline-style="none" officeooo:rsid="00524131" style:font-size-asian="10.5pt" style:font-style-asian="italic" style:font-size-complex="12pt" style:font-style-complex="italic"/>
    </style:style>
    <style:style style:name="T101" style:family="text"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102" style:family="text">
      <style:text-properties fo:font-size="12pt" fo:font-style="italic" style:text-underline-style="none" fo:font-weight="normal" officeooo:rsid="005382f9" style:font-size-asian="10.5pt" style:font-style-asian="italic" style:font-weight-asian="normal" style:font-size-complex="12pt" style:font-style-complex="italic" style:font-weight-complex="normal"/>
    </style:style>
    <style:style style:name="T103" style:family="text">
      <style:text-properties fo:font-size="12pt" fo:font-style="italic" style:text-underline-style="none" fo:font-weight="normal" officeooo:rsid="00524131" style:font-size-asian="10.5pt" style:font-style-asian="italic" style:font-weight-asian="normal" style:font-size-complex="12pt" style:font-style-complex="italic" style:font-weight-complex="normal"/>
    </style:style>
    <style:style style:name="T104" style:family="text">
      <style:text-properties fo:font-size="12pt" fo:font-style="italic" style:text-underline-style="none" fo:font-weight="normal" officeooo:rsid="00568668" style:font-size-asian="10.5pt" style:font-style-asian="italic" style:font-weight-asian="normal" style:font-size-complex="12pt" style:font-style-complex="italic" style:font-weight-complex="normal"/>
    </style:style>
    <style:style style:name="T105" style:family="text">
      <style:text-properties fo:font-size="12pt" fo:font-style="italic" style:text-underline-style="none" fo:font-weight="normal" officeooo:rsid="005b78f8" style:font-size-asian="10.5pt" style:font-style-asian="italic" style:font-weight-asian="normal" style:font-size-complex="12pt" style:font-style-complex="italic" style:font-weight-complex="normal"/>
    </style:style>
    <style:style style:name="T106" style:family="text">
      <style:text-properties fo:font-size="12pt" fo:font-style="italic" style:text-underline-style="none" fo:font-weight="normal" officeooo:rsid="005da60a" style:font-size-asian="10.5pt" style:font-style-asian="italic" style:font-weight-asian="normal" style:font-size-complex="12pt" style:font-style-complex="italic" style:font-weight-complex="normal"/>
    </style:style>
    <style:style style:name="T107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08" style:family="text">
      <style:text-properties fo:font-size="12pt" style:text-underline-style="none" fo:font-weight="normal" officeooo:rsid="00279885" style:font-size-asian="10.5pt" style:font-weight-asian="normal" style:font-size-complex="12pt" style:font-weight-complex="normal"/>
    </style:style>
    <style:style style:name="T109" style:family="text">
      <style:text-properties fo:font-size="12pt" style:text-underline-style="none" fo:font-weight="normal" officeooo:rsid="002f1c95" style:font-size-asian="10.5pt" style:font-weight-asian="normal" style:font-size-complex="12pt" style:font-weight-complex="normal"/>
    </style:style>
    <style:style style:name="T110" style:family="text">
      <style:text-properties fo:font-size="12pt" style:text-underline-style="none" fo:font-weight="normal" officeooo:rsid="002f67de" style:font-size-asian="10.5pt" style:font-weight-asian="normal" style:font-size-complex="12pt" style:font-weight-complex="normal"/>
    </style:style>
    <style:style style:name="T111" style:family="text">
      <style:text-properties fo:font-size="12pt" style:text-underline-style="none" fo:font-weight="normal" officeooo:rsid="002630cb" style:font-size-asian="10.5pt" style:font-weight-asian="normal" style:font-size-complex="12pt" style:font-weight-complex="normal"/>
    </style:style>
    <style:style style:name="T112" style:family="text">
      <style:text-properties fo:font-size="12pt" style:text-underline-style="none" fo:font-weight="normal" officeooo:rsid="002285df" style:font-size-asian="10.5pt" style:font-weight-asian="normal" style:font-size-complex="12pt" style:font-weight-complex="normal"/>
    </style:style>
    <style:style style:name="T113" style:family="text">
      <style:text-properties fo:font-size="12pt" style:text-underline-style="none" fo:font-weight="normal" officeooo:rsid="0037f678" style:font-size-asian="10.5pt" style:font-weight-asian="normal" style:font-size-complex="12pt" style:font-weight-complex="normal"/>
    </style:style>
    <style:style style:name="T114" style:family="text">
      <style:text-properties fo:font-size="12pt" style:text-underline-style="none" fo:font-weight="normal" officeooo:rsid="005382f9" style:font-size-asian="10.5pt" style:font-weight-asian="normal" style:font-size-complex="12pt" style:font-weight-complex="normal"/>
    </style:style>
    <style:style style:name="T115" style:family="text">
      <style:text-properties fo:font-size="12pt" style:text-underline-style="none" fo:font-weight="normal" officeooo:rsid="00524131" style:font-size-asian="10.5pt" style:font-weight-asian="normal" style:font-size-complex="12pt" style:font-weight-complex="normal"/>
    </style:style>
    <style:style style:name="T116" style:family="text">
      <style:text-properties fo:font-size="12pt" style:text-underline-style="none" fo:font-weight="normal" officeooo:rsid="00568668" style:font-size-asian="10.5pt" style:font-weight-asian="normal" style:font-size-complex="12pt" style:font-weight-complex="normal"/>
    </style:style>
    <style:style style:name="T117" style:family="text">
      <style:text-properties fo:font-size="12pt" style:text-underline-style="none" fo:font-weight="normal" officeooo:rsid="0056884d" style:font-size-asian="10.5pt" style:font-weight-asian="normal" style:font-size-complex="12pt" style:font-weight-complex="normal"/>
    </style:style>
    <style:style style:name="T118" style:family="text">
      <style:text-properties fo:font-size="12pt" style:text-underline-style="none" fo:font-weight="normal" officeooo:rsid="005b78f8" style:font-size-asian="10.5pt" style:font-weight-asian="normal" style:font-size-complex="12pt" style:font-weight-complex="normal"/>
    </style:style>
    <style:style style:name="T119" style:family="text">
      <style:text-properties fo:font-size="12pt" style:text-underline-style="none" fo:font-weight="normal" officeooo:rsid="005da60a" style:font-size-asian="10.5pt" style:font-weight-asian="normal" style:font-size-complex="12pt" style:font-weight-complex="normal"/>
    </style:style>
    <style:style style:name="T120" style:family="text">
      <style:text-properties fo:font-size="12pt" style:text-underline-style="none" style:font-size-asian="10.5pt" style:font-size-complex="12pt"/>
    </style:style>
    <style:style style:name="T121" style:family="text">
      <style:text-properties fo:font-size="12pt" style:text-underline-style="none" officeooo:rsid="004f3dfc" style:font-size-asian="10.5pt" style:font-size-complex="12pt"/>
    </style:style>
    <style:style style:name="T122" style:family="text">
      <style:text-properties fo:font-size="12pt" style:text-underline-style="none" officeooo:rsid="005382f9" style:font-size-asian="10.5pt" style:font-size-complex="12pt"/>
    </style:style>
    <style:style style:name="T123" style:family="text">
      <style:text-properties fo:font-size="12pt" style:text-underline-style="none" officeooo:rsid="00524131" style:font-size-asian="10.5pt" style:font-size-complex="12pt"/>
    </style:style>
    <style:style style:name="T124" style:family="text">
      <style:text-properties officeooo:rsid="003e41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Strategy – Technical Analysis</text:p>
      <text:p text:style-name="P1"/>
      <text:p text:style-name="P12">util.py</text:p>
      <text:p text:style-name="P14"/>
      <text:p text:style-name="P14">Util.py is a helper script used to read and normalize data</text:p>
      <text:p text:style-name="P14"/>
      <text:p text:style-name="P14"/>
      <text:p text:style-name="P14">Functions:</text:p>
      <text:p text:style-name="P14"/>
      <text:p text:style-name="P2">symbol_to_path<text:span text:style-name="T1">(symbol, base_dir</text:span><text:span text:style-name="T16">=’Data’</text:span><text:span text:style-name="T1">)</text:span></text:p>
      <text:p text:style-name="P15"/>
      <text:p text:style-name="P3"><text:span text:style-name="T22">Appends base_dir and file termination (.</text:span><text:span text:style-name="T23">csv) to symbol, returns String.</text:span></text:p>
      <text:p text:style-name="P16"/>
      <text:p text:style-name="P4"><text:span text:style-name="T1">Arg</text:span><text:span text:style-name="T2">ument</text:span><text:span text:style-name="T1">s: </text:span></text:p>
      <text:p text:style-name="P4"><text:span text:style-name="T1"><text:tab/>- </text:span><text:span text:style-name="T30">symbol</text:span><text:span text:style-name="T1">: </text:span><text:span text:style-name="T2">symbol representing stock csv name</text:span></text:p>
      <text:p text:style-name="P4"><text:span text:style-name="T2"><text:tab/>- </text:span><text:span text:style-name="T31">base_dir:</text:span><text:span text:style-name="T2"> directory containing csv files, </text:span><text:span text:style-name="T9">default: Data</text:span></text:p>
      <text:p text:style-name="P16"/>
      <text:p text:style-name="P16">Example:</text:p>
      <text:p text:style-name="P16"><text:tab/>- symbol_to_path(‘GOOG’,’Data’) =&gt; “Data/GOOG.csv”</text:p>
      <text:p text:style-name="P36"/>
      <text:p text:style-name="P36"/>
      <text:p text:style-name="P2">get_data<text:span text:style-name="T1">(symbols, dates, addSPY</text:span><text:span text:style-name="T14">=True</text:span><text:span text:style-name="T1">, colname</text:span><text:span text:style-name="T14">=’Adj Close’</text:span><text:span text:style-name="T1">)</text:span></text:p>
      <text:p text:style-name="P38"/>
      <text:p text:style-name="P5"><text:span text:style-name="T1">Reads </text:span><text:span text:style-name="T32">colname</text:span><text:span text:style-name="T1"> stock data </text:span><text:span text:style-name="T3">between given </text:span><text:span text:style-name="T32">dates</text:span><text:span text:style-name="T1"> for given </text:span><text:span text:style-name="T30">symbols </text:span><text:span text:style-name="T5">from csv</text:span><text:span text:style-name="T1">, returns pandas dataframe with dates as index and </text:span><text:span text:style-name="T30">colname</text:span><text:span text:style-name="T1"> as </text:span><text:span text:style-name="T3">column</text:span><text:span text:style-name="T1">.</text:span></text:p>
      <text:p text:style-name="P16"/>
      <text:p text:style-name="P16">Arguments:</text:p>
      <text:p text:style-name="P5"><text:span text:style-name="T1"><text:tab/>- </text:span><text:span text:style-name="T30">symbols</text:span><text:span text:style-name="T1">: List containing stock symbols to read, eg. [GOOG, AAPL, SPY]</text:span></text:p>
      <text:p text:style-name="P5"><text:span text:style-name="T1"><text:tab/>- </text:span><text:span text:style-name="T30">dates</text:span><text:span text:style-name="T1">: pandas daterange containing the dates in which to read the stock</text:span></text:p>
      <text:p text:style-name="P5"><text:span text:style-name="T1"><text:tab/>- </text:span><text:span text:style-name="T30">addSPY</text:span><text:span text:style-name="T1">: Boolean indicating whether to add SPY to symbol list, </text:span><text:span text:style-name="T15">default True</text:span></text:p>
      <text:p text:style-name="P5"><text:span text:style-name="T1"><text:tab/>- </text:span><text:span text:style-name="T30">colname:</text:span><text:span text:style-name="T1"> Column name to read from stock csv, acceptable values: Open, High, Low, Close, Adj Close </text:span><text:span text:style-name="T14">(default)</text:span><text:span text:style-name="T1">, Volume</text:span></text:p>
      <text:p text:style-name="P16"/>
      <text:p text:style-name="P16">Example:</text:p>
      <text:p text:style-name="P5"><text:span text:style-name="T1"><text:tab/>- get_data([‘GOOG’, ‘AAPL’], pandas.date_</text:span><text:span text:style-name="T3">range(</text:span><text:span text:style-name="T32">start_date, end_date</text:span><text:span text:style-name="T3">), True, ‘Adj Close’)</text:span></text:p>
      <text:p text:style-name="P17"/>
      <text:p text:style-name="P17"/>
      <text:p text:style-name="P2"><text:span text:style-name="T42">g</text:span>et_all_data<text:span text:style-name="T1">(symbol, dates)</text:span></text:p>
      <text:p text:style-name="P36"/>
      <text:p text:style-name="P6"><text:span text:style-name="T1">Reads all stock data between given </text:span><text:span text:style-name="T30">dates</text:span><text:span text:style-name="T1"> for given </text:span><text:span text:style-name="T30">symbol </text:span><text:span text:style-name="T5">from csv</text:span><text:span text:style-name="T1">, returns pandas dataframe with dates as index and Open, High, Low, Close, Adj Close, Volume as columns</text:span></text:p>
      <text:p text:style-name="P18"/>
      <text:p text:style-name="P19">Arguments:</text:p>
      <text:p text:style-name="P7"><text:span text:style-name="T1"><text:tab/>- </text:span><text:span text:style-name="T30">symbol</text:span><text:span text:style-name="T1">: Symbol of the stock to read, eg. GOOG</text:span></text:p>
      <text:p text:style-name="P7"><text:span text:style-name="T1"><text:tab/>- </text:span><text:span text:style-name="T30">dates</text:span><text:span text:style-name="T1">: Array containing [</text:span><text:span text:style-name="T30">start_date, end_date</text:span><text:span text:style-name="T1">] (</text:span><text:span text:style-name="T30">start_date</text:span><text:span text:style-name="T1"> and </text:span><text:span text:style-name="T30">end_date</text:span><text:span text:style-name="T1"> can be a string with shape “%Y-%M-%D” or datetime)</text:span></text:p>
      <text:p text:style-name="P19"/>
      <text:p text:style-name="P19">Example:</text:p>
      <text:p text:style-name="P7"><text:span text:style-name="T1"><text:tab/>- get_all_data(‘GOOG’, [‘2017-1-1’, ‘2017-12-31’]</text:span><text:span text:style-name="T4">)</text:span></text:p>
      <text:p text:style-name="P19"/>
      <text:p text:style-name="P19"/>
      <text:p text:style-name="P2"/>
      <text:p text:style-name="P2"/>
      <text:p text:style-name="P2"/>
      <text:p text:style-name="P2"><text:soft-page-break/>get_online_intraday_data<text:span text:style-name="T1">(symbol, interval</text:span><text:span text:style-name="T13">=’1min’</text:span><text:span text:style-name="T1">, output_size</text:span><text:span text:style-name="T13">=’full’</text:span><text:span text:style-name="T1">)</text:span></text:p>
      <text:p text:style-name="P36"/>
      <text:p text:style-name="P8"><text:span text:style-name="T1">Reads intraday data from AlphaVantage </text:span><text:span text:style-name="T6">for given </text:span><text:span text:style-name="T33">symbol</text:span><text:span text:style-name="T6"> using the specified </text:span><text:span text:style-name="T33">interval</text:span><text:span text:style-name="T6">, returns pandas dataframe </text:span><text:span text:style-name="T10">with date as index and Open, High, Low, Close, Volume as columns</text:span></text:p>
      <text:p text:style-name="P20"/>
      <text:p text:style-name="P21">Arguments:</text:p>
      <text:p text:style-name="P9"><text:span text:style-name="T1"><text:tab/>- </text:span><text:span text:style-name="T30">symbol:</text:span><text:span text:style-name="T1"> </text:span><text:span text:style-name="T7">Symbol of the stock to read, eg. GOOG</text:span></text:p>
      <text:p text:style-name="P9"><text:span text:style-name="T7"><text:tab/>- </text:span><text:span text:style-name="T30">interval:</text:span><text:span text:style-name="T1"> Interval between stock measurements, allowed values: 1min </text:span><text:span text:style-name="T8">(default)</text:span><text:span text:style-name="T1">, 5min, 15min, 30min, 60min</text:span></text:p>
      <text:p text:style-name="P9"><text:span text:style-name="T1"><text:tab/>- </text:span><text:span text:style-name="T30">output_size</text:span><text:span text:style-name="T1">: Specifies the size of the output, compact (last 100 measurements) or full, allowed values: </text:span><text:span text:style-name="T30">compact, full </text:span><text:span text:style-name="T8">(default)</text:span></text:p>
      <text:p text:style-name="P21"/>
      <text:p text:style-name="P21">Example:</text:p>
      <text:p text:style-name="P21"><text:tab/>- get_online_intraday_data(‘GOOG’, ‘1min’, ‘full’)</text:p>
      <text:p text:style-name="P36"/>
      <text:p text:style-name="P36"/>
      <text:p text:style-name="P2">normalize_data<text:span text:style-name="T1">(df)</text:span></text:p>
      <text:p text:style-name="P39"/>
      <text:p text:style-name="P22">Normalizes stock prices using the first row of the dataframe</text:p>
      <text:p text:style-name="P22"/>
      <text:p text:style-name="P22">Arguments:</text:p>
      <text:p text:style-name="P10"><text:span text:style-name="T1"><text:tab/>- </text:span><text:span text:style-name="T30">df:</text:span><text:span text:style-name="T1"> Pandas dataframe with date as index and stock prices as </text:span><text:span text:style-name="T18">values</text:span></text:p>
      <text:p text:style-name="P22"/>
      <text:p text:style-name="P22"/>
      <text:p text:style-name="P2">plot_data<text:span text:style-name="T1">(df, title)</text:span></text:p>
      <text:p text:style-name="P36"/>
      <text:p text:style-name="P22">Plot stock prices using matplotlib</text:p>
      <text:p text:style-name="P22"/>
      <text:p text:style-name="P22">Arguments:</text:p>
      <text:p text:style-name="P10"><text:span text:style-name="T1"><text:tab/>- </text:span><text:span text:style-name="T30">df:</text:span><text:span text:style-name="T1"> Pandas dataframe with date as index and stock prices as </text:span><text:span text:style-name="T18">values</text:span></text:p>
      <text:p text:style-name="P10"><text:span text:style-name="T1"><text:tab/>- </text:span><text:span text:style-name="T30">title</text:span><text:span text:style-name="T1">: Graph title</text:span></text:p>
      <text:p text:style-name="P22"/>
      <text:p text:style-name="P36"/>
      <text:p text:style-name="P2">sharpe_ratio<text:span text:style-name="T1">(k, mean, daily_rf, std_deviation)</text:span></text:p>
      <text:p text:style-name="P36"/>
      <text:p text:style-name="P10"><text:span text:style-name="T1">Compute </text:span><text:span text:style-name="T20">annualized</text:span><text:span text:style-name="T1"> sharpe ratio</text:span><text:span text:style-name="T45"><text:note text:id="ftn1" text:note-class="footnote"><text:note-citation>1</text:note-citation><text:note-body><text:p text:style-name="P13">Sharpe ratio is the average return earned in <text:span text:style-name="Emphasis">excess</text:span> of the <text:span text:style-name="T43">risk-free rate</text:span> per unit of volatility or total risk</text:p></text:note-body></text:note></text:span><text:span text:style-name="T45"> </text:span><text:span text:style-name="T46">for given portfolio mean and standard deviation</text:span></text:p>
      <text:p text:style-name="P47"/>
      <text:p text:style-name="P48">Arguments:</text:p>
      <text:p text:style-name="P11"><text:span text:style-name="T45"><text:tab/>- </text:span><text:span text:style-name="T49">k:</text:span><text:span text:style-name="T45"> K is equal to the square root of the number of samples in a year</text:span></text:p>
      <text:p text:style-name="P11"><text:span text:style-name="T45"><text:tab/>- </text:span><text:span text:style-name="T49">mean:</text:span><text:span text:style-name="T45"> Mean of daily returns</text:span></text:p>
      <text:p text:style-name="P11"><text:span text:style-name="T45"><text:tab/>- </text:span><text:span text:style-name="T49">daily_rf</text:span><text:span text:style-name="T45">: Daily risk free rate, usually 0%</text:span></text:p>
      <text:p text:style-name="P11"><text:span text:style-name="T45"><text:tab/>- </text:span><text:span text:style-name="T49">std_deviation: </text:span><text:span text:style-name="T45">Standard deviation of daily returns</text:span></text:p>
      <text:p text:style-name="P48"/>
      <text:p text:style-name="P36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"><text:soft-page-break/><text:span text:style-name="T58">compute_daily_returns</text:span><text:span text:style-name="T1">(df)</text:span></text:p>
      <text:p text:style-name="P36"/>
      <text:p text:style-name="P23">Compute daily returns for given stock</text:p>
      <text:p text:style-name="P23"/>
      <text:p text:style-name="P23">Arguments:</text:p>
      <text:p text:style-name="P11"><text:span text:style-name="T1"><text:tab/>- </text:span><text:span text:style-name="T30">df</text:span><text:span text:style-name="T1">: Pandas dataframe </text:span><text:span text:style-name="T11">with date as index and stock prices as </text:span><text:span text:style-name="T17">values</text:span></text:p>
      <text:p text:style-name="P23"/>
      <text:p text:style-name="P23"/>
      <text:p text:style-name="P2"><text:span text:style-name="T58">get_portfolio_stats</text:span><text:span text:style-name="T1">(port_val, daily_rf, samples_per_year</text:span><text:span text:style-name="T12">=252</text:span><text:span text:style-name="T1">)</text:span></text:p>
      <text:p text:style-name="P36"/>
      <text:p text:style-name="P23">Compute portfolio statistics for given portfolio, returns: cumulative return, average daily return, standard deviation of daily return and sharpe_ratio</text:p>
      <text:p text:style-name="P23"/>
      <text:p text:style-name="P23">Arguments:</text:p>
      <text:p text:style-name="P11"><text:span text:style-name="T1"><text:tab/>- </text:span><text:span text:style-name="T30">port_val:</text:span><text:span text:style-name="T1"> pandas dataframe object showing the portfolio value for each day</text:span></text:p>
      <text:p text:style-name="P11"><text:span text:style-name="T1"><text:tab/>- </text:span><text:span text:style-name="T30">daily_rf</text:span><text:span text:style-name="T1">: </text:span><text:span text:style-name="T45">Daily risk free rate, usually 0%</text:span></text:p>
      <text:p text:style-name="P11"><text:span text:style-name="T45"><text:tab/>- </text:span><text:span text:style-name="T49">samples_per_year</text:span><text:span text:style-name="T45">: Number of samples (“measurements”) in one year, if measuring daily </text:span><text:span text:style-name="T49">samples_per_year</text:span><text:span text:style-name="T45"> is 252, weekly 52, monthly 12, </text:span><text:span text:style-name="T47">default 252</text:span></text:p>
      <text:p text:style-name="P14"><text:tab/></text:p>
      <text:p text:style-name="P86">trendy.py<text:note text:id="ftn0" text:note-class="footnote"><text:note-citation>2</text:note-citation><text:note-body><text:p text:style-name="P61"><text:span text:style-name="T82"><text:s/>Source: https://github.com/dysonance/Trendy/blob/master/trendy.py</text:span></text:p></text:note-body></text:note></text:p>
      <text:p text:style-name="P50"><text:span text:style-name="T81"/></text:p>
      <text:p text:style-name="P61"><text:span text:style-name="T82">Trendy contains n</text:span><text:span text:style-name="T81">umerical trendline Python algorithms for technical analysis of financial securities</text:span></text:p>
      <text:p text:style-name="P50"><text:span text:style-name="T81"/></text:p>
      <text:p text:style-name="P50"><text:span text:style-name="T81"/></text:p>
      <text:p text:style-name="P51"><text:span text:style-name="T81">Functions:</text:span></text:p>
      <text:p text:style-name="P51"><text:span text:style-name="T81"/></text:p>
      <text:p text:style-name="P51"><text:span text:style-name="T80">gentrends</text:span><text:span text:style-name="T97">(df, window</text:span><text:span text:style-name="T98">=1/3.0</text:span><text:span text:style-name="T97">, charts</text:span><text:span text:style-name="T98">=True</text:span><text:span text:style-name="T97">)</text:span></text:p>
      <text:p text:style-name="P51"><text:span text:style-name="T81"/></text:p>
      <text:p text:style-name="P51"><text:span text:style-name="T81">Compute general trendlines for given stock dataframe, returns a pandas dataframe with date as index and support and restistance lines as columns</text:span></text:p>
      <text:p text:style-name="P51"><text:span text:style-name="T81"/></text:p>
      <text:p text:style-name="P51"><text:span text:style-name="T81">Arguments:</text:span></text:p>
      <text:p text:style-name="P51"><text:span text:style-name="T81"><text:tab/>- </text:span><text:span text:style-name="T97">df:</text:span><text:span text:style-name="T81"> Pandas dataframe </text:span><text:span text:style-name="T83">with date as index and stock prices as </text:span><text:span text:style-name="T86">values</text:span></text:p>
      <text:p text:style-name="P51"><text:span text:style-name="T83"><text:tab/>- </text:span><text:span text:style-name="T97">window: </text:span><text:span text:style-name="T81">Determines h</text:span><text:span text:style-name="T87">ow long the trendlines should be. If window &lt; 1, then i</text:span><text:span text:style-name="T88">t </text:span><text:span text:style-name="T87">will be taken as a percentage of the size of the data, default 1/3.0</text:span></text:p>
      <text:p text:style-name="P51"><text:span text:style-name="T87"><text:tab/>- </text:span><text:span text:style-name="T107">charts: </text:span><text:span text:style-name="T87">Boolean value saying whether to print chart to screen, default True</text:span></text:p>
      <text:p text:style-name="P51"><text:span text:style-name="T87"/></text:p>
      <text:p text:style-name="P51"><text:span text:style-name="T87"/></text:p>
      <text:p text:style-name="P51"><text:span text:style-name="T120">segtrends</text:span><text:span text:style-name="T107">(df, segments</text:span><text:span text:style-name="T108">=2</text:span><text:span text:style-name="T107">, charts</text:span><text:span text:style-name="T108">=True</text:span><text:span text:style-name="T107">)</text:span></text:p>
      <text:p text:style-name="P51"><text:span text:style-name="T107"/></text:p>
      <text:p text:style-name="P58"><text:span text:style-name="T107">Compute support and resistance lines for every segment of given stock dataframe, returns a python list containing a pandas dataframe (index=date, columns=[‘Support’, ‘Resistance’]) for each line found</text:span></text:p>
      <text:p text:style-name="P58"><text:span text:style-name="T107"/></text:p>
      <text:p text:style-name="P51"><text:span text:style-name="T81">Arguments:</text:span></text:p>
      <text:p text:style-name="P51"><text:span text:style-name="T81"><text:tab/>- </text:span><text:span text:style-name="T97">df:</text:span><text:span text:style-name="T81"> Pandas dataframe </text:span><text:span text:style-name="T83">with date as index and stock prices as </text:span><text:span text:style-name="T85">values</text:span></text:p>
      <text:p text:style-name="P51"><text:span text:style-name="T83"><text:tab/>- </text:span><text:span text:style-name="T97">segments: </text:span><text:span text:style-name="T81">Determines h</text:span><text:span text:style-name="T87">ow many segments are used in the calculation of each Support/Resistance line pair, </text:span><text:span text:style-name="T89">default 2</text:span></text:p>
      <text:p text:style-name="P51"><text:span text:style-name="T87"><text:tab/>- </text:span><text:span text:style-name="T107">charts: </text:span><text:span text:style-name="T87">Boolean value saying whether to print chart to screen, default True</text:span></text:p>
      <text:p text:style-name="P51"><text:span text:style-name="T87"/></text:p>
      <text:p text:style-name="P51"><text:span text:style-name="T87"/></text:p>
      <text:p text:style-name="P54"><text:span text:style-name="T120">minitrends</text:span><text:span text:style-name="T107">(w, window, charts)</text:span></text:p>
      <text:p text:style-name="P54"><text:span text:style-name="T107"/></text:p>
      <text:p text:style-name="P59"><text:span text:style-name="T107">Function not working, FIX IT!!!!</text:span></text:p>
      <text:p text:style-name="P58"><text:span text:style-name="T107"/></text:p>
      <text:p text:style-name="P58"><text:span text:style-name="T107"/></text:p>
      <text:p text:style-name="P55"><text:span text:style-name="T120">iterlines</text:span><text:span text:style-name="T107">(df, window=30, charts=True)</text:span></text:p>
      <text:p text:style-name="P55"><text:span text:style-name="T107"/></text:p>
      <text:p text:style-name="P60"><text:span text:style-name="T107">Find maximum and minimum points every </text:span><text:span text:style-name="T101">window</text:span><text:span text:style-name="T107"> for given stock dataframe, returns pandas dataframe with date as index and -</text:span><text:span text:style-name="T109">1 </text:span><text:span text:style-name="T110">(short)</text:span><text:span text:style-name="T109">, 0 or 1 </text:span><text:span text:style-name="T110">(long)</text:span><text:span text:style-name="T109"> as values</text:span></text:p>
      <text:p text:style-name="P60"><text:span text:style-name="T109"/></text:p>
      <text:p text:style-name="P52"><text:span text:style-name="T81">Arguments:</text:span></text:p>
      <text:p text:style-name="P52"><text:span text:style-name="T81"><text:tab/>- </text:span><text:span text:style-name="T97">df:</text:span><text:span text:style-name="T81"> Pandas dataframe </text:span><text:span text:style-name="T83">with date as index and stock prices as </text:span><text:span text:style-name="T84">values</text:span></text:p>
      <text:p text:style-name="P52"><text:span text:style-name="T83"><text:tab/>- </text:span><text:span text:style-name="T97">window: </text:span><text:span text:style-name="T81">Determines h</text:span><text:span text:style-name="T87">ow long the trendlines should be. If window &lt; 1, then i</text:span><text:span text:style-name="T88">t </text:span><text:span text:style-name="T87">will be taken as a percentage of the size of the data, default </text:span><text:span text:style-name="T91">30</text:span></text:p>
      <text:p text:style-name="P52"><text:span text:style-name="T90"><text:tab/>- </text:span><text:span text:style-name="T109">charts: </text:span><text:span text:style-name="T90">Boolean value saying whether to print chart to screen, default True</text:span></text:p>
      <text:p text:style-name="P87"><text:span text:style-name="T59">i</text:span><text:span text:style-name="T58">ndicators.py</text:span></text:p>
      <text:p text:style-name="P56"><text:span text:style-name="T58"/></text:p>
      <text:p text:style-name="P83"><text:span text:style-name="T58">Indicators contains the methods to calculate and plot a series of technical indicators</text:span></text:p>
      <text:p text:style-name="P83"><text:span text:style-name="T58"/></text:p>
      <text:p text:style-name="P83"><text:span text:style-name="T58"/></text:p>
      <text:p text:style-name="P83"><text:span text:style-name="T58">Functions:</text:span></text:p>
      <text:p text:style-name="P83"><text:span text:style-name="T58"/></text:p>
      <text:p text:style-name="P62"><text:span text:style-name="T58">get_bollinger_bands</text:span><text:span text:style-name="T60">(df, window=20)</text:span></text:p>
      <text:p text:style-name="P62"><text:span text:style-name="T60"/></text:p>
      <text:p text:style-name="P70"><text:span text:style-name="T60">Calculate upper and lower bollinger bands for given stock dataframe using specified </text:span><text:span text:style-name="T34">window</text:span><text:span text:style-name="T60">, returns 2 pandas dataframes with dates as index, each representing 1 band (upper or lower)</text:span></text:p>
      <text:p text:style-name="P70"><text:span text:style-name="T60"/></text:p>
      <text:p text:style-name="P70"><text:span text:style-name="T60">Arguments:</text:span></text:p>
      <text:p text:style-name="P70"><text:span text:style-name="T60"><text:tab/>- </text:span><text:span text:style-name="T34">df: </text:span><text:span text:style-name="T61">Pandas dataframe </text:span><text:span text:style-name="T62">with date as index and stock prices as </text:span><text:span text:style-name="T66">values</text:span></text:p>
      <text:p text:style-name="P70"><text:span text:style-name="T62"><text:tab/>- </text:span><text:span text:style-name="T34">window:</text:span><text:span text:style-name="T60"> Size of the window for rolling calculus, default 20</text:span></text:p>
      <text:p text:style-name="P70"><text:span text:style-name="T60"/></text:p>
      <text:p text:style-name="P70"><text:span text:style-name="T60"><text:s/></text:span></text:p>
      <text:p text:style-name="P62"><text:span text:style-name="T58">get_bollinger_band_values</text:span><text:span text:style-name="T60">(df, window=20)</text:span></text:p>
      <text:p text:style-name="P62"><text:span text:style-name="T60"/></text:p>
      <text:p text:style-name="P70"><text:span text:style-name="T60">Bollinger band values are equal to (Pandas Dataframe – Rolling Mean)/(2 * Rolling Standard Deviation)</text:span></text:p>
      <text:p text:style-name="P70"><text:span text:style-name="T60"/></text:p>
      <text:p text:style-name="P70"><text:span text:style-name="T60"><text:s/>Arguments:</text:span></text:p>
      <text:p text:style-name="P70"><text:span text:style-name="T60"><text:tab/>- </text:span><text:span text:style-name="T34">df: </text:span><text:span text:style-name="T61">Pandas dataframe </text:span><text:span text:style-name="T62">with date as index and stock prices as </text:span><text:span text:style-name="T65">values</text:span></text:p>
      <text:p text:style-name="P70"><text:span text:style-name="T62"><text:tab/>- </text:span><text:span text:style-name="T34">window:</text:span><text:span text:style-name="T60"> Size of the window for rolling calculus, default 20</text:span></text:p>
      <text:p text:style-name="P70"><text:span text:style-name="T60"/></text:p>
      <text:p text:style-name="P70"><text:span text:style-name="T60"/></text:p>
      <text:p text:style-name="P62"><text:span text:style-name="T58">get_rolling_mean</text:span><text:span text:style-name="T60">(df, window=20)</text:span></text:p>
      <text:p text:style-name="P62"><text:span text:style-name="T24"/></text:p>
      <text:p text:style-name="P62"><text:span text:style-name="T24">Calculate the rolling mean </text:span><text:span text:style-name="T26">(SMA)</text:span><text:span text:style-name="T24"> for given stock dataframe using specified </text:span><text:span text:style-name="T60">window</text:span></text:p>
      <text:p text:style-name="P62"><text:span text:style-name="T24"/></text:p>
      <text:p text:style-name="P70"><text:span text:style-name="T60">Arguments:</text:span></text:p>
      <text:p text:style-name="P70"><text:span text:style-name="T60"><text:tab/>- </text:span><text:span text:style-name="T34">df: </text:span><text:span text:style-name="T61">Pandas dataframe </text:span><text:span text:style-name="T62">with date as index and stock prices as </text:span><text:span text:style-name="T64">values</text:span></text:p>
      <text:p text:style-name="P70"><text:span text:style-name="T62"><text:tab/>- </text:span><text:span text:style-name="T34">window:</text:span><text:span text:style-name="T60"> Size of the window for rolling calculus, default 20</text:span></text:p>
      <text:p text:style-name="P70"><text:span text:style-name="T60"/></text:p>
      <text:p text:style-name="P70"><text:span text:style-name="T60"/></text:p>
      <text:p text:style-name="P62"><text:span text:style-name="T58">get_exponential_moving_average</text:span><text:span text:style-name="T60">(df, window=20)</text:span></text:p>
      <text:p text:style-name="P62"><text:span text:style-name="T60"/></text:p>
      <text:p text:style-name="P70"><text:span text:style-name="T60">Calculate exponential moving average </text:span><text:span text:style-name="T68">(EMA)</text:span><text:span text:style-name="T60"> for given stock dataframe usinf specified </text:span><text:span text:style-name="T34">window</text:span></text:p>
      <text:p text:style-name="P70"><text:span text:style-name="T24"/></text:p>
      <text:p text:style-name="P70"><text:span text:style-name="T60">Arguments:</text:span></text:p>
      <text:p text:style-name="P70"><text:span text:style-name="T60"><text:tab/>- </text:span><text:span text:style-name="T34">df: </text:span><text:span text:style-name="T61">Pandas dataframe </text:span><text:span text:style-name="T62">with date as index and stock prices as </text:span><text:span text:style-name="T63">values</text:span></text:p>
      <text:p text:style-name="P70"><text:span text:style-name="T62"><text:tab/>- </text:span><text:span text:style-name="T34">window:</text:span><text:span text:style-name="T60"> Size of the window for rolling calculus, default 20</text:span></text:p>
      <text:p text:style-name="P70"><text:span text:style-name="T60"/></text:p>
      <text:p text:style-name="P70"><text:span text:style-name="T60"/></text:p>
      <text:p text:style-name="P62"><text:span text:style-name="T58">get_daily_returns</text:span><text:span text:style-name="T60">(df)</text:span></text:p>
      <text:p text:style-name="P62"><text:span text:style-name="T60"/></text:p>
      <text:p text:style-name="P70"><text:span text:style-name="T60">Compute daily returns for given stock dataframe</text:span></text:p>
      <text:p text:style-name="P70"><text:span text:style-name="T60"/></text:p>
      <text:p text:style-name="P70"><text:span text:style-name="T60">Arguments:</text:span></text:p>
      <text:p text:style-name="P70"><text:span text:style-name="T60"><text:tab/>- </text:span><text:span text:style-name="T34">df: </text:span><text:span text:style-name="T61">Pandas dataframe </text:span><text:span text:style-name="T62">with date as index and stock prices as column</text:span></text:p>
      <text:p text:style-name="P70"><text:span text:style-name="T60"/></text:p>
      <text:p text:style-name="P63"><text:soft-page-break/><text:span text:style-name="T58">get_volatility</text:span><text:span text:style-name="T60">(daily_returns)</text:span></text:p>
      <text:p text:style-name="P63"><text:span text:style-name="T60"/></text:p>
      <text:p text:style-name="P79"><text:span text:style-name="T60">Compute volatility (standard deviation) for given daily returns dataframe</text:span></text:p>
      <text:p text:style-name="P79"><text:span text:style-name="T60"/></text:p>
      <text:p text:style-name="P71"><text:span text:style-name="T60">Arguments:</text:span></text:p>
      <text:p text:style-name="P71"><text:span text:style-name="T60"><text:tab/>- </text:span><text:span text:style-name="T34">d</text:span><text:span text:style-name="T35">aily_returns</text:span><text:span text:style-name="T34">: </text:span><text:span text:style-name="T61">Pandas dataframe </text:span><text:span text:style-name="T62">with date as index and </text:span><text:span text:style-name="T63">daily returns as values</text:span></text:p>
      <text:p text:style-name="P71"><text:span text:style-name="T63"/></text:p>
      <text:p text:style-name="P71"><text:span text:style-name="T63"/></text:p>
      <text:p text:style-name="P41"><text:span text:style-name="T124">get_</text:span>sharpe_ratio<text:span text:style-name="T1">(</text:span><text:span text:style-name="T19">daily_returns, k=252, </text:span><text:span text:style-name="T21">daily_rf=0.0</text:span><text:span text:style-name="T1">)</text:span></text:p>
      <text:p text:style-name="P37"/>
      <text:p text:style-name="P26"><text:span text:style-name="T1">Compute </text:span><text:span text:style-name="T19">annualized</text:span><text:span text:style-name="T1"> sharpe ratio</text:span><text:span text:style-name="T45"> </text:span><text:span text:style-name="T46">for given </text:span><text:span text:style-name="T48">daily returns</text:span></text:p>
      <text:p text:style-name="P49"/>
      <text:p text:style-name="P49">Arguments:</text:p>
      <text:p text:style-name="P72"><text:span text:style-name="T60"><text:tab/>- </text:span><text:span text:style-name="T34">d</text:span><text:span text:style-name="T35">aily_returns</text:span><text:span text:style-name="T34">: </text:span><text:span text:style-name="T61">Pandas dataframe </text:span><text:span text:style-name="T62">with date as index and </text:span><text:span text:style-name="T63">daily returns as values</text:span></text:p>
      <text:p text:style-name="P27"><text:span text:style-name="T45"><text:tab/>- </text:span><text:span text:style-name="T49">k:</text:span><text:span text:style-name="T45"> K is equal to the square root of the number of samples in a year</text:span></text:p>
      <text:p text:style-name="P27"><text:span text:style-name="T45"><text:tab/>- </text:span><text:span text:style-name="T49">daily_r</text:span><text:span text:style-name="T50">f</text:span><text:span text:style-name="T45">: Daily risk free rate, usually 0%</text:span></text:p>
      <text:p text:style-name="P27"><text:span text:style-name="T45"/></text:p>
      <text:p text:style-name="P27"><text:span text:style-name="T45"/></text:p>
      <text:p text:style-name="P42"><text:span text:style-name="T44">get_momentum</text:span><text:span text:style-name="T54">(df, window=5)</text:span></text:p>
      <text:p text:style-name="P42"><text:span text:style-name="T54"/></text:p>
      <text:p text:style-name="P28"><text:span text:style-name="T54">Calculate stock momentum every window for given stock dataframe</text:span></text:p>
      <text:p text:style-name="P28"><text:span text:style-name="T54"/></text:p>
      <text:p text:style-name="P28"><text:span text:style-name="T54"><text:s/></text:span><text:span text:style-name="T56">Arguments:</text:span></text:p>
      <text:p text:style-name="P73"><text:span text:style-name="T60"><text:tab/>- </text:span><text:span text:style-name="T34">df: </text:span><text:span text:style-name="T61">Pandas dataframe </text:span><text:span text:style-name="T62">with date as index and stock prices as </text:span><text:span text:style-name="T64">values</text:span></text:p>
      <text:p text:style-name="P74"><text:span text:style-name="T62"><text:tab/>- </text:span><text:span text:style-name="T34">window:</text:span><text:span text:style-name="T60"> </text:span><text:span text:style-name="T67">How many datapoints to use when calculating momentum, default 5</text:span></text:p>
      <text:p text:style-name="P74"><text:span text:style-name="T67"/></text:p>
      <text:p text:style-name="P74"><text:span text:style-name="T67"/></text:p>
      <text:p text:style-name="P74"><text:span text:style-name="T41">get_macd</text:span><text:span text:style-name="T36">(df, fast_window=12, slow_window=26)</text:span></text:p>
      <text:p text:style-name="P74"><text:span text:style-name="T25"/></text:p>
      <text:p text:style-name="P75"><text:span text:style-name="T68">Calculate </text:span><text:span text:style-name="T69">m</text:span><text:span text:style-name="T68">oving </text:span><text:span text:style-name="T69">a</text:span><text:span text:style-name="T68">verage </text:span><text:span text:style-name="T69">c</text:span><text:span text:style-name="T68">onvergence </text:span><text:span text:style-name="T69">d</text:span><text:span text:style-name="T68">ivergence (MACD) for given stock dataframe using specified </text:span><text:span text:style-name="T36">windows</text:span><text:span text:style-name="T68">, MACD is calculated using EMA. </text:span><text:span text:style-name="T69">Returns 3 pandas dataframes containing the MACD values, the MACD signal line and the MACD difference</text:span></text:p>
      <text:p text:style-name="P75"><text:span text:style-name="T69"/></text:p>
      <text:p text:style-name="P75"><text:span text:style-name="T60">Arguments:</text:span></text:p>
      <text:p text:style-name="P75"><text:span text:style-name="T60"><text:tab/>- </text:span><text:span text:style-name="T34">df: </text:span><text:span text:style-name="T61">Pandas dataframe </text:span><text:span text:style-name="T62">with date as index and stock prices as </text:span><text:span text:style-name="T64">values</text:span></text:p>
      <text:p text:style-name="P75"><text:span text:style-name="T62"><text:tab/>- </text:span><text:span text:style-name="T37">fast_</text:span><text:span text:style-name="T34">window:</text:span><text:span text:style-name="T60"> Size of the window for </text:span><text:span text:style-name="T69">fast EMA calculus, default 12</text:span></text:p>
      <text:p text:style-name="P75"><text:span text:style-name="T62"><text:tab/>- </text:span><text:span text:style-name="T37">slow_</text:span><text:span text:style-name="T34">window:</text:span><text:span text:style-name="T60"> Size of the window for </text:span><text:span text:style-name="T69">slow EMA calculus, default 26</text:span><text:span text:style-name="T67"> </text:span></text:p>
      <text:p text:style-name="P73"><text:span text:style-name="T55"/></text:p>
      <text:p text:style-name="P73"><text:span text:style-name="T55"/></text:p>
      <text:p text:style-name="P64"><text:span text:style-name="T53">g</text:span><text:span text:style-name="T51">et_price_sma</text:span><text:span text:style-name="T52">(df, window=20)</text:span></text:p>
      <text:p text:style-name="P64"><text:span text:style-name="T57"/></text:p>
      <text:p text:style-name="P64"><text:span text:style-name="T57">Calculate price divided by SMA</text:span></text:p>
      <text:p text:style-name="P64"><text:span text:style-name="T57"/></text:p>
      <text:p text:style-name="P76"><text:span text:style-name="T60">Arguments:</text:span></text:p>
      <text:p text:style-name="P76"><text:span text:style-name="T60"><text:tab/>- </text:span><text:span text:style-name="T34">df: </text:span><text:span text:style-name="T61">Pandas dataframe </text:span><text:span text:style-name="T62">with date as index and stock prices as </text:span><text:span text:style-name="T63">values</text:span></text:p>
      <text:p text:style-name="P76"><text:span text:style-name="T62"><text:tab/>- </text:span><text:span text:style-name="T34">window:</text:span><text:span text:style-name="T60"> Size of the window for rolling calculus, default 20</text:span></text:p>
      <text:p text:style-name="P76"><text:span text:style-name="T60"/></text:p>
      <text:p text:style-name="P76"><text:span text:style-name="T60"/></text:p>
      <text:p text:style-name="P65"><text:span text:style-name="T58"/></text:p>
      <text:p text:style-name="P65"><text:span text:style-name="T58"/></text:p>
      <text:p text:style-name="P65"><text:span text:style-name="T58"/></text:p>
      <text:p text:style-name="P65"><text:span text:style-name="T58"/></text:p>
      <text:p text:style-name="P65"><text:soft-page-break/><text:span text:style-name="T58">get_ohlc</text:span><text:span text:style-name="T60">(df)</text:span></text:p>
      <text:p text:style-name="P65"><text:span text:style-name="T60"/></text:p>
      <text:p text:style-name="P80"><text:span text:style-name="T60">Creates numpy array where each row contains the Open, High, Low, Close and Volume values for the day</text:span></text:p>
      <text:p text:style-name="P80"><text:span text:style-name="T60"/></text:p>
      <text:p text:style-name="P76"><text:span text:style-name="T60">Arguments:</text:span></text:p>
      <text:p text:style-name="P76"><text:span text:style-name="T60"><text:tab/>- </text:span><text:span text:style-name="T34">df: </text:span><text:span text:style-name="T61">Pandas dataframe </text:span><text:span text:style-name="T62">with date as index and </text:span><text:span text:style-name="T71">at least</text:span><text:span text:style-name="T62"> </text:span><text:span text:style-name="T70">Open, High, Low, Close </text:span><text:span text:style-name="T71">and Volume as columns</text:span></text:p>
      <text:p text:style-name="P76"><text:span text:style-name="T71"/></text:p>
      <text:p text:style-name="P76"><text:span text:style-name="T71"/></text:p>
      <text:p text:style-name="P66"><text:span text:style-name="T58">get_rsi</text:span><text:span text:style-name="T60">(df, window=14)</text:span></text:p>
      <text:p text:style-name="P66"><text:span text:style-name="T24"/></text:p>
      <text:p text:style-name="P66"><text:span text:style-name="T24">Calculate the </text:span><text:span text:style-name="T60">window-</text:span><text:span text:style-name="T24">period relative strength indicator </text:span><text:span text:style-name="T27">(RSI)</text:span><text:span text:style-name="T24"> for given stock dataframe using the EMA</text:span></text:p>
      <text:p text:style-name="P66"><text:span text:style-name="T24"/></text:p>
      <text:p text:style-name="P77"><text:span text:style-name="T60">Arguments:</text:span></text:p>
      <text:p text:style-name="P77"><text:span text:style-name="T60"><text:tab/>- </text:span><text:span text:style-name="T34">df: </text:span><text:span text:style-name="T61">Pandas dataframe </text:span><text:span text:style-name="T62">with date as index and stock prices as </text:span><text:span text:style-name="T63">values</text:span></text:p>
      <text:p text:style-name="P77"><text:span text:style-name="T62"><text:tab/>- </text:span><text:span text:style-name="T34">window:</text:span><text:span text:style-name="T60"> Size of the window for rolling calculus, default </text:span><text:span text:style-name="T71">14</text:span></text:p>
      <text:p text:style-name="P77"><text:span text:style-name="T71"/></text:p>
      <text:p text:style-name="P77"><text:span text:style-name="T71"/></text:p>
      <text:p text:style-name="P67"><text:span text:style-name="T78">g</text:span><text:span text:style-name="T58">et_trendlines</text:span><text:span text:style-name="T60">(df, window=1/3.0, segments=4, charts=False)</text:span></text:p>
      <text:p text:style-name="P67"><text:span text:style-name="T24"/></text:p>
      <text:p text:style-name="P67"><text:span text:style-name="T24">Obtains general trendlines, segment trendlines and iterline points from </text:span><text:span text:style-name="T58">trendy.py</text:span><text:span text:style-name="T24"> and returns 2 pandas dataframes, one contains the trendlines (both general and segment) and the other contains the points found by iterline</text:span></text:p>
      <text:p text:style-name="P67"><text:span text:style-name="T24"/></text:p>
      <text:p text:style-name="P53"><text:span text:style-name="T81">Arguments:</text:span></text:p>
      <text:p text:style-name="P53"><text:span text:style-name="T81"><text:tab/>- </text:span><text:span text:style-name="T97">df:</text:span><text:span text:style-name="T81"> Pandas dataframe </text:span><text:span text:style-name="T83">with date as index and stock prices as </text:span><text:span text:style-name="T84">values</text:span></text:p>
      <text:p text:style-name="P53"><text:span text:style-name="T83"><text:tab/>- </text:span><text:span text:style-name="T97">window: </text:span><text:span text:style-name="T81">Determines h</text:span><text:span text:style-name="T87">ow long the trendlines should be. If window &lt; 1, then i</text:span><text:span text:style-name="T88">t </text:span><text:span text:style-name="T87">will be taken as a percentage of the size of the data, default </text:span><text:span text:style-name="T91">30</text:span></text:p>
      <text:p text:style-name="P53"><text:span text:style-name="T91"><text:tab/></text:span><text:span text:style-name="T92">- </text:span><text:span text:style-name="T107">segments: </text:span><text:span text:style-name="T87">Determines how many segments are used in the calculation of each Support/Resistance line pair, </text:span><text:span text:style-name="T89">default </text:span><text:span text:style-name="T93">4</text:span></text:p>
      <text:p text:style-name="P53"><text:span text:style-name="T90"><text:tab/>- charts: Boolean value saying whether to print chart to screen, default </text:span><text:span text:style-name="T94">False</text:span></text:p>
      <text:p text:style-name="P53"><text:span text:style-name="T94"/></text:p>
      <text:p text:style-name="P53"><text:span text:style-name="T94"/></text:p>
      <text:p text:style-name="P57"><text:span text:style-name="T121">g</text:span><text:span text:style-name="T120">et_line_slope</text:span><text:span text:style-name="T107">(line)</text:span></text:p>
      <text:p text:style-name="P57"><text:span text:style-name="T87"/></text:p>
      <text:p text:style-name="P57"><text:span text:style-name="T87">Calculates slope of given line using </text:span><text:span text:style-name="T107">scipy.stats.linregress</text:span><text:span text:style-name="T107"><text:note text:id="ftn2" text:note-class="footnote"><text:note-citation>3</text:note-citation><text:note-body><text:p text:style-name="P90">https://docs.scipy.org/doc/scipy/reference/generated/scipy.stats.linregress.html</text:p></text:note-body></text:note></text:span><text:span text:style-name="T87"> </text:span></text:p>
      <text:p text:style-name="P57"><text:span text:style-name="T87"/></text:p>
      <text:p text:style-name="P57"><text:span text:style-name="T87">Arguments:</text:span></text:p>
      <text:p text:style-name="P57"><text:span text:style-name="T87"><text:tab/>- </text:span><text:span text:style-name="T107">line: </text:span><text:span text:style-name="T87">Pandas dataframe containing a line (index = x, values = y)</text:span></text:p>
      <text:p text:style-name="P57"><text:span text:style-name="T87"/></text:p>
      <text:p text:style-name="P57"><text:span text:style-name="T87"/></text:p>
      <text:p text:style-name="P57"><text:span text:style-name="T120"/></text:p>
      <text:p text:style-name="P88"><text:span text:style-name="T120">get_closest_trendline</text:span><text:span text:style-name="T107">(point, trends, max_sep=0)</text:span></text:p>
      <text:p text:style-name="P57"><text:span text:style-name="T87"/></text:p>
      <text:p text:style-name="P84"><text:span text:style-name="T95">Finds the closest trendline (Support or Resistance) to the given point, if max_sep != 0 it returns a trendline only if the distance between said trendline and the point is less than or equal to max_separation*total_distance. Returns “Support” or “Resistance” depending on which line is closest and the slope of said line, if no lines are found returns None and 0</text:span></text:p>
      <text:p text:style-name="P84"><text:span text:style-name="T95"/></text:p>
      <text:p text:style-name="P85"><text:span text:style-name="T95">A</text:span><text:span text:style-name="T87">guments:</text:span></text:p>
      <text:p text:style-name="P85"><text:span text:style-name="T87"><text:tab/>- </text:span><text:span text:style-name="T101">point</text:span><text:span text:style-name="T87">: X,Y point to be analyzed</text:span></text:p>
      <text:p text:style-name="P85"><text:span text:style-name="T87"><text:tab/>- </text:span><text:span text:style-name="T101">trendlines:</text:span><text:span text:style-name="T87"> Python list containing all the trendlines (pandas dataframes)</text:span></text:p>
      <text:p text:style-name="P85"><text:span text:style-name="T87"><text:tab/>- </text:span><text:span text:style-name="T101">max_sep: </text:span><text:span text:style-name="T87">Float indicating the maximum separation percentage or 0.0 for the closest with no max distance, default 0.0</text:span></text:p>
      <text:p text:style-name="P85"><text:span text:style-name="T87"/></text:p>
      <text:p text:style-name="P85"><text:span text:style-name="T87"/></text:p>
      <text:p text:style-name="P43"><text:span text:style-name="T120">plot_trendlines</text:span><text:span text:style-name="T107">(title, xlabel, ylabel, price, trendlines, legend_loc=’lower left’)</text:span></text:p>
      <text:p text:style-name="P43"><text:span text:style-name="T107"/></text:p>
      <text:p text:style-name="P29"><text:span text:style-name="T107">Plots the given trendlines with the stock price and saves it to </text:span><text:span text:style-name="T101">title</text:span><text:span text:style-name="T107">.jpg</text:span></text:p>
      <text:p text:style-name="P29"><text:span text:style-name="T107"/></text:p>
      <text:p text:style-name="P29"><text:span text:style-name="T107">Arguments:</text:span></text:p>
      <text:p text:style-name="P29"><text:span text:style-name="T107"><text:tab/>- </text:span><text:span text:style-name="T101">title:</text:span><text:span text:style-name="T107"> Title to be used in the graph</text:span></text:p>
      <text:p text:style-name="P29"><text:span text:style-name="T107"><text:tab/>- </text:span><text:span text:style-name="T101">xlabel:</text:span><text:span text:style-name="T107"> Label for the X axis</text:span></text:p>
      <text:p text:style-name="P29"><text:span text:style-name="T107"><text:tab/>- </text:span><text:span text:style-name="T101">ylabel: </text:span><text:span text:style-name="T107">Label for the Y axis</text:span></text:p>
      <text:p text:style-name="P29"><text:span text:style-name="T107"><text:tab/>- </text:span><text:span text:style-name="T101">price:</text:span><text:span text:style-name="T107"> </text:span><text:span text:style-name="T111">Pandas dataframe </text:span><text:span text:style-name="T112">with date as index and stock prices as </text:span><text:span text:style-name="T113">values</text:span></text:p>
      <text:p text:style-name="P30"><text:span text:style-name="T113"><text:tab/></text:span><text:span text:style-name="T107">- </text:span><text:span text:style-name="T101">trendlines:</text:span><text:span text:style-name="T107"> Python list containing all the trendlines (pandas dataframes)</text:span></text:p>
      <text:p text:style-name="P30"><text:span text:style-name="T107"><text:tab/>- </text:span><text:span text:style-name="T102">legend_loc: </text:span><text:span text:style-name="T114">Location for the graph legend</text:span></text:p>
      <text:p text:style-name="P30"><text:span text:style-name="T114"/></text:p>
      <text:p text:style-name="P30"><text:span text:style-name="T114"/></text:p>
      <text:p text:style-name="P44"><text:span text:style-name="T120">plot_data</text:span><text:span text:style-name="T107">(title, xlabel, ylabel, legend_loc=’upper left’, **kwargs)</text:span></text:p>
      <text:p text:style-name="P44"><text:span text:style-name="T107"/></text:p>
      <text:p text:style-name="P25"><text:span text:style-name="T120">Plots a line for every argument (arg) in </text:span><text:span text:style-name="T99">kwargs </text:span><text:span text:style-name="T123">and saves it to </text:span><text:span text:style-name="T100">title</text:span><text:span text:style-name="T123">.jpg</text:span></text:p>
      <text:p text:style-name="P24"><text:span text:style-name="T96"/></text:p>
      <text:p text:style-name="P30"><text:span text:style-name="T107">Arguments:</text:span></text:p>
      <text:p text:style-name="P30"><text:span text:style-name="T107"><text:tab/>- </text:span><text:span text:style-name="T101">title:</text:span><text:span text:style-name="T107"> Title to be used in the graph</text:span></text:p>
      <text:p text:style-name="P30"><text:span text:style-name="T107"><text:tab/>- </text:span><text:span text:style-name="T101">xlabel:</text:span><text:span text:style-name="T107"> Label for the X axis</text:span></text:p>
      <text:p text:style-name="P30"><text:span text:style-name="T107"><text:tab/>- </text:span><text:span text:style-name="T101">ylabel: </text:span><text:span text:style-name="T107">Label for the Y axis</text:span></text:p>
      <text:p text:style-name="P30"><text:span text:style-name="T107"><text:tab/>- </text:span><text:span text:style-name="T102">legend_loc: </text:span><text:span text:style-name="T114">Location for the graph legend</text:span></text:p>
      <text:p text:style-name="P30"><text:span text:style-name="T114"><text:tab/>- </text:span><text:span text:style-name="T102">kwargs: </text:span><text:span text:style-name="T114">Python map containing the arguments to graph, eg. {'Price':price,'SMA':sma}</text:span></text:p>
      <text:p text:style-name="P30"><text:span text:style-name="T114"/></text:p>
      <text:p text:style-name="P30"><text:span text:style-name="T114"/></text:p>
      <text:p text:style-name="P45"><text:span text:style-name="T122">p</text:span><text:span text:style-name="T120">lot_macd</text:span><text:span text:style-name="T107">(title, xlabel, ylabel, MACD, MACDsign, MACDdiff, legend_loc=’upper right’)</text:span></text:p>
      <text:p text:style-name="P45"><text:span text:style-name="T107"/></text:p>
      <text:p text:style-name="P34"><text:span text:style-name="T107">Plots a blue line for the MACD, a red line for the MACD signal line, and a histogram along the same axis for the MACD differential, it</text:span><text:span text:style-name="T115"> saves </text:span><text:span text:style-name="T107">the plot as an image</text:span><text:span text:style-name="T115"> </text:span><text:span text:style-name="T107">with name</text:span><text:span text:style-name="T115"> </text:span><text:span text:style-name="T103">title</text:span><text:span text:style-name="T115">.jpg</text:span></text:p>
      <text:p text:style-name="P34"><text:span text:style-name="T115"/></text:p>
      <text:p text:style-name="P31"><text:span text:style-name="T107">Arguments:</text:span></text:p>
      <text:p text:style-name="P31"><text:span text:style-name="T107"><text:tab/>- </text:span><text:span text:style-name="T101">title:</text:span><text:span text:style-name="T107"> Title to be used in the graph</text:span></text:p>
      <text:p text:style-name="P31"><text:span text:style-name="T107"><text:tab/>- </text:span><text:span text:style-name="T101">xlabel:</text:span><text:span text:style-name="T107"> Label for the X axis</text:span></text:p>
      <text:p text:style-name="P31"><text:span text:style-name="T107"><text:tab/>- </text:span><text:span text:style-name="T101">ylabel: </text:span><text:span text:style-name="T107">Label for the Y axis</text:span></text:p>
      <text:p text:style-name="P31"><text:span text:style-name="T107"><text:tab/>- </text:span><text:span text:style-name="T104">MACD: </text:span><text:span text:style-name="T116">Pandas dataframe </text:span><text:span text:style-name="T117">with date as index and</text:span><text:span text:style-name="T116"> MACD </text:span><text:span text:style-name="T117">as values</text:span></text:p>
      <text:p text:style-name="P31"><text:span text:style-name="T116"><text:tab/>- </text:span><text:span text:style-name="T104">MACDsign: </text:span><text:span text:style-name="T116">Pandas dataframe </text:span><text:span text:style-name="T117">with date as index and</text:span><text:span text:style-name="T116"> MACD signal line </text:span><text:span text:style-name="T117">as values</text:span></text:p>
      <text:p text:style-name="P31"><text:span text:style-name="T116"><text:tab/>- </text:span><text:span text:style-name="T104">MACDdiff: </text:span><text:span text:style-name="T116">Pandas dataframe </text:span><text:span text:style-name="T117">with date as index and</text:span><text:span text:style-name="T116"> MACD differential </text:span><text:span text:style-name="T117">as values</text:span></text:p>
      <text:p text:style-name="P31"><text:span text:style-name="T107"><text:tab/>- </text:span><text:span text:style-name="T102">legend_loc: </text:span><text:span text:style-name="T114">Location for the graph legend</text:span></text:p>
      <text:p text:style-name="P89"><text:span text:style-name="T122">p</text:span><text:span text:style-name="T120">lot_bollinger_bands</text:span><text:span text:style-name="T107">(df, symbol, window=20)</text:span></text:p>
      <text:p text:style-name="P46"><text:span text:style-name="T107"/></text:p>
      <text:p text:style-name="P35"><text:span text:style-name="T107">Plots price and bollinger bands for given symbol and saves it to <text:s/>as </text:span><text:span text:style-name="T101">symbol_</text:span><text:span text:style-name="T107">Bollinger_Bands.jpg</text:span></text:p>
      <text:p text:style-name="P35"><text:span text:style-name="T107"/></text:p>
      <text:p text:style-name="P78"><text:span text:style-name="T60">Arguments:</text:span></text:p>
      <text:p text:style-name="P78"><text:span text:style-name="T60"><text:tab/>- </text:span><text:span text:style-name="T34">df: </text:span><text:span text:style-name="T61">Pandas dataframe </text:span><text:span text:style-name="T62">with date as index and stock prices as </text:span><text:span text:style-name="T63">values</text:span></text:p>
      <text:p text:style-name="P78"><text:span text:style-name="T63"><text:tab/>- </text:span><text:span text:style-name="T38">symbol</text:span><text:span text:style-name="T72">: Symbol of the stock to read, eg. GOOG</text:span></text:p>
      <text:p text:style-name="P78"><text:span text:style-name="T62"><text:tab/>- </text:span><text:span text:style-name="T34">window:</text:span><text:span text:style-name="T60"> Size of the window </text:span><text:span text:style-name="T72">to calculate bollinger_bands</text:span><text:span text:style-name="T60">, default 20</text:span></text:p>
      <text:p text:style-name="P78"><text:span text:style-name="T60"/></text:p>
      <text:p text:style-name="P78"><text:span text:style-name="T60"/></text:p>
      <text:p text:style-name="P68"><text:span text:style-name="T58">plot_rsi</text:span><text:span text:style-name="T60">(title, xlabel, ylabel, rsi, legen</text:span><text:span text:style-name="T73">d</text:span><text:span text:style-name="T60">_loc=’lower right’)</text:span></text:p>
      <text:p text:style-name="P68"><text:span text:style-name="T24"/></text:p>
      <text:p text:style-name="P68"><text:span text:style-name="T24">Plots the </text:span><text:span text:style-name="T28">given</text:span><text:span text:style-name="T24"> relative strength indicator (RSI) </text:span></text:p>
      <text:p text:style-name="P68"><text:span text:style-name="T24"/></text:p>
      <text:p text:style-name="P32"><text:span text:style-name="T107">Arguments:</text:span></text:p>
      <text:p text:style-name="P32"><text:span text:style-name="T107"><text:tab/>- </text:span><text:span text:style-name="T101">title:</text:span><text:span text:style-name="T107"> Title to be used in the graph</text:span></text:p>
      <text:p text:style-name="P32"><text:span text:style-name="T107"><text:tab/>- </text:span><text:span text:style-name="T101">xlabel:</text:span><text:span text:style-name="T107"> Label for the X axis</text:span></text:p>
      <text:p text:style-name="P32"><text:span text:style-name="T107"><text:tab/>- </text:span><text:span text:style-name="T101">ylabel: </text:span><text:span text:style-name="T107">Label for the Y axis</text:span></text:p>
      <text:p text:style-name="P32"><text:span text:style-name="T113"><text:tab/></text:span><text:span text:style-name="T107">- </text:span><text:span text:style-name="T105">rsi</text:span><text:span text:style-name="T101">:</text:span><text:span text:style-name="T107"> </text:span><text:span text:style-name="T118">Pandas dataframe with date as index and RSI as values</text:span></text:p>
      <text:p text:style-name="P81"><text:span text:style-name="T60"><text:tab/>- </text:span><text:span text:style-name="T39">legend_loc: </text:span><text:span text:style-name="T74">Location for the graph legend</text:span></text:p>
      <text:p text:style-name="P81"><text:span text:style-name="T74"/></text:p>
      <text:p text:style-name="P81"><text:span text:style-name="T74"/></text:p>
      <text:p text:style-name="P69"><text:span text:style-name="T79">p</text:span><text:span text:style-name="T58">lot_ohlc</text:span><text:span text:style-name="T60">(title, xlabel, ylabel, ohlc, legend_loc, sma=False, macd=False)</text:span></text:p>
      <text:p text:style-name="P69"><text:span text:style-name="T24"/></text:p>
      <text:p text:style-name="P69"><text:span text:style-name="T24">Plots the OHLC candles chart and saves it to </text:span><text:span text:style-name="T60">title.</text:span><text:span text:style-name="T24">jpg, if sma and/or macd do not equal False, it plots them in the same graph as the candles (sma) or below the OHLC candle graph in a separate figure </text:span><text:span text:style-name="T29">with the same X axis</text:span></text:p>
      <text:p text:style-name="P69"><text:span text:style-name="T29"/></text:p>
      <text:p text:style-name="P33"><text:span text:style-name="T107">Arguments:</text:span></text:p>
      <text:p text:style-name="P33"><text:span text:style-name="T107"><text:tab/>- </text:span><text:span text:style-name="T101">title:</text:span><text:span text:style-name="T107"> Title to be used in the graph</text:span></text:p>
      <text:p text:style-name="P33"><text:span text:style-name="T107"><text:tab/>- </text:span><text:span text:style-name="T101">xlabel:</text:span><text:span text:style-name="T107"> Label for the X axis</text:span></text:p>
      <text:p text:style-name="P33"><text:span text:style-name="T107"><text:tab/>- </text:span><text:span text:style-name="T101">ylabel: </text:span><text:span text:style-name="T107">Label for the Y axis</text:span></text:p>
      <text:p text:style-name="P33"><text:span text:style-name="T113"><text:tab/></text:span><text:span text:style-name="T107">- </text:span><text:span text:style-name="T106">ohlc</text:span><text:span text:style-name="T101">:</text:span><text:span text:style-name="T107"> </text:span><text:span text:style-name="T119">Numpy list containing all the OHLC values</text:span></text:p>
      <text:p text:style-name="P82"><text:span text:style-name="T75"><text:tab/>- </text:span><text:span text:style-name="T39">legend_loc: </text:span><text:span text:style-name="T74">Location for the graph legend</text:span></text:p>
      <text:p text:style-name="P82"><text:span text:style-name="T74"><text:tab/>- </text:span><text:span text:style-name="T40">sma: </text:span><text:span text:style-name="T76">Indicates wether to plot the SMA with the OHLC candles, allowed values: False (default), sma (pandas dataframe containing SMA values)</text:span></text:p>
      <text:p text:style-name="P82"><text:span text:style-name="T76"><text:tab/></text:span><text:span text:style-name="T74">- </text:span><text:span text:style-name="T40">macd: </text:span><text:span text:style-name="T76">Indicates wether to plot the </text:span><text:span text:style-name="T77">MACD in a separate figure bellow the OHLC candles</text:span><text:span text:style-name="T76">, allowed values: False (default), python list containing the MACD line and the MACD signal line</text:span></text:p>
      <text:p text:style-name="P82"><text:span text:style-name="T76"/></text:p>
      <text:p text:style-name="P82"><text:span text:style-name="T76"/></text:p>
      <text:p text:style-name="P82"><text:span text:style-name="T7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21:28:35.843985973</meta:creation-date>
    <dc:date>2018-04-06T12:51:07.170018052</dc:date>
    <meta:editing-duration>PT1H49M48S</meta:editing-duration>
    <meta:editing-cycles>64</meta:editing-cycles>
    <meta:generator>LibreOffice/5.1.6.2$Linux_X86_64 LibreOffice_project/10m0$Build-2</meta:generator>
    <meta:document-statistic meta:table-count="0" meta:image-count="0" meta:object-count="0" meta:page-count="10" meta:paragraph-count="219" meta:word-count="2009" meta:character-count="13112" meta:non-whitespace-character-count="11209"/>
  </office:meta>
</office:document-meta>
</file>